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fo:break-before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fo:break-before="auto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text-indent="1.27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  <style:style style:name="T4_92" style:family="text">
      <style:text-properties fo:font-size="12pt" style:font-size-asian="12pt" style:font-size-complex="12pt"/>
    </style:style>
    <style:style style:name="T4_93" style:family="text">
      <style:text-properties fo:font-size="12pt" style:font-size-asian="12pt" style:font-size-complex="12pt"/>
    </style:style>
    <style:style style:name="T4_94" style:family="text">
      <style:text-properties fo:font-size="12pt" style:font-size-asian="12pt" style:font-size-complex="12pt"/>
    </style:style>
    <style:style style:name="T4_95" style:family="text">
      <style:text-properties fo:font-size="12pt" style:font-size-asian="12pt" style:font-size-complex="12pt"/>
    </style:style>
    <style:style style:name="T4_96" style:family="text">
      <style:text-properties fo:font-size="12pt" style:font-size-asian="12pt" style:font-size-complex="12pt"/>
    </style:style>
    <style:style style:name="T4_97" style:family="text">
      <style:text-properties fo:font-size="12pt" style:font-size-asian="12pt" style:font-size-complex="12pt"/>
    </style:style>
    <style:style style:name="T4_98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text-indent="1.27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text-indent="1.27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text-indent="1.27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T7_112" style:family="text">
      <style:text-properties fo:font-size="12pt" style:font-size-asian="12pt" style:font-size-complex="12pt"/>
    </style:style>
    <style:style style:name="T7_113" style:family="text">
      <style:text-properties fo:font-size="12pt" style:font-size-asian="12pt" style:font-size-complex="12pt"/>
    </style:style>
    <style:style style:name="T7_114" style:family="text">
      <style:text-properties fo:font-size="12pt" style:font-size-asian="12pt" style:font-size-complex="12pt"/>
    </style:style>
    <style:style style:name="T7_115" style:family="text">
      <style:text-properties fo:font-size="12pt" style:font-size-asian="12pt" style:font-size-complex="12pt"/>
    </style:style>
    <style:style style:name="T7_116" style:family="text">
      <style:text-properties fo:font-size="12pt" style:font-size-asian="12pt" style:font-size-complex="12pt"/>
    </style:style>
    <style:style style:name="T7_117" style:family="text">
      <style:text-properties fo:font-size="12pt" style:font-size-asian="12pt" style:font-size-complex="12pt"/>
    </style:style>
    <style:style style:name="T7_118" style:family="text">
      <style:text-properties fo:font-size="12pt" style:font-size-asian="12pt" style:font-size-complex="12pt"/>
    </style:style>
    <style:style style:name="T7_119" style:family="text">
      <style:text-properties fo:font-size="12pt" style:font-size-asian="12pt" style:font-size-complex="12pt"/>
    </style:style>
    <style:style style:name="T7_120" style:family="text">
      <style:text-properties fo:font-size="12pt" style:font-size-asian="12pt" style:font-size-complex="12pt"/>
    </style:style>
    <style:style style:name="T7_121" style:family="text">
      <style:text-properties fo:font-size="12pt" style:font-size-asian="12pt" style:font-size-complex="12pt"/>
    </style:style>
    <style:style style:name="T7_122" style:family="text">
      <style:text-properties fo:font-size="12pt" style:font-size-asian="12pt" style:font-size-complex="12pt"/>
    </style:style>
    <style:style style:name="T7_123" style:family="text">
      <style:text-properties fo:font-size="12pt" style:font-size-asian="12pt" style:font-size-complex="12pt"/>
    </style:style>
    <style:style style:name="T7_124" style:family="text">
      <style:text-properties fo:font-size="12pt" style:font-size-asian="12pt" style:font-size-complex="12pt"/>
    </style:style>
    <style:style style:name="T7_125" style:family="text">
      <style:text-properties fo:font-size="12pt" style:font-size-asian="12pt" style:font-size-complex="12pt"/>
    </style:style>
    <style:style style:name="T7_126" style:family="text">
      <style:text-properties fo:font-size="12pt" style:font-size-asian="12pt" style:font-size-complex="12pt"/>
    </style:style>
    <style:style style:name="T7_127" style:family="text">
      <style:text-properties fo:font-size="12pt" style:font-size-asian="12pt" style:font-size-complex="12pt"/>
    </style:style>
    <style:style style:name="T7_128" style:family="text">
      <style:text-properties fo:font-size="12pt" style:font-size-asian="12pt" style:font-size-complex="12pt"/>
    </style:style>
    <style:style style:name="T7_129" style:family="text">
      <style:text-properties fo:font-size="12pt" style:font-size-asian="12pt" style:font-size-complex="12pt"/>
    </style:style>
    <style:style style:name="T7_130" style:family="text">
      <style:text-properties fo:font-size="12pt" style:font-size-asian="12pt" style:font-size-complex="12pt"/>
    </style:style>
    <style:style style:name="T7_131" style:family="text">
      <style:text-properties fo:font-size="12pt" style:font-size-asian="12pt" style:font-size-complex="12pt"/>
    </style:style>
    <style:style style:name="T7_132" style:family="text">
      <style:text-properties fo:font-size="12pt" style:font-size-asian="12pt" style:font-size-complex="12pt"/>
    </style:style>
    <style:style style:name="T7_133" style:family="text">
      <style:text-properties fo:font-size="12pt" style:font-size-asian="12pt" style:font-size-complex="12pt"/>
    </style:style>
    <style:style style:name="T7_134" style:family="text">
      <style:text-properties fo:font-size="12pt" style:font-size-asian="12pt" style:font-size-complex="12pt"/>
    </style:style>
    <style:style style:name="T7_135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text-indent="1.27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 style:parent-style-name="Standard"/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/>
    <style:style style:name="T9_3" style:family="text">
      <style:text-properties fo:color="#1155cc" style:text-underline-style="solid" style:text-underline-color="font-color"/>
    </style:style>
    <style:style style:name="T9_4" style:family="text"/>
    <style:style style:name="T9_5" style:family="text">
      <style:text-properties fo:color="#1155cc" style:text-underline-style="solid" style:text-underline-color="font-color"/>
    </style:style>
    <style:style style:name="T9_6" style:family="text"/>
    <style:style style:name="T9_7" style:family="text">
      <style:text-properties fo:color="#1155cc" style:text-underline-style="solid" style:text-underline-color="font-color"/>
    </style:style>
    <style:style style:name="T9_8" style:family="text"/>
    <style:style style:name="T9_9" style:family="text">
      <style:text-properties fo:color="#1155cc" style:text-underline-style="solid" style:text-underline-color="font-color"/>
    </style:style>
    <style:style style:name="T9_10" style:family="text"/>
    <style:style style:name="T9_11" style:family="text">
      <style:text-properties fo:color="#1155cc" style:text-underline-style="solid" style:text-underline-color="font-color"/>
    </style:style>
    <style:style style:name="T9_12" style:family="text"/>
    <style:style style:name="T9_13" style:family="text">
      <style:text-properties fo:color="#1155cc" style:text-underline-style="solid" style:text-underline-color="font-color"/>
    </style:style>
    <style:style style:name="T9_14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margin-top="0cm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margin-top="0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margin-top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margin-top="0cm" fo:margin-bottom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fo:break-before="auto" fo:text-indent="1.27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T14_57" style:family="text">
      <style:text-properties fo:font-size="12pt" style:font-size-asian="12pt" style:font-size-complex="12pt"/>
    </style:style>
    <style:style style:name="T14_58" style:family="text">
      <style:text-properties fo:font-size="12pt" style:font-size-asian="12pt" style:font-size-complex="12pt"/>
    </style:style>
    <style:style style:name="T14_59" style:family="text">
      <style:text-properties fo:font-size="12pt" style:font-size-asian="12pt" style:font-size-complex="12pt"/>
    </style:style>
    <style:style style:name="T14_60" style:family="text">
      <style:text-properties fo:font-size="12pt" style:font-size-asian="12pt" style:font-size-complex="12pt"/>
    </style:style>
    <style:style style:name="T14_61" style:family="text">
      <style:text-properties fo:font-size="12pt" style:font-size-asian="12pt" style:font-size-complex="12pt"/>
    </style:style>
    <style:style style:name="T14_62" style:family="text">
      <style:text-properties fo:font-size="12pt" style:font-size-asian="12pt" style:font-size-complex="12pt"/>
    </style:style>
    <style:style style:name="T14_63" style:family="text">
      <style:text-properties fo:font-size="12pt" style:font-size-asian="12pt" style:font-size-complex="12pt"/>
    </style:style>
    <style:style style:name="T14_64" style:family="text">
      <style:text-properties fo:font-size="12pt" style:font-size-asian="12pt" style:font-size-complex="12pt"/>
    </style:style>
    <style:style style:name="T14_65" style:family="text">
      <style:text-properties fo:font-size="12pt" style:font-size-asian="12pt" style:font-size-complex="12pt"/>
    </style:style>
    <style:style style:name="T14_66" style:family="text">
      <style:text-properties fo:font-size="12pt" style:font-size-asian="12pt" style:font-size-complex="12pt"/>
    </style:style>
    <style:style style:name="T14_67" style:family="text">
      <style:text-properties fo:font-size="12pt" style:font-size-asian="12pt" style:font-size-complex="12pt"/>
    </style:style>
    <style:style style:name="T14_68" style:family="text">
      <style:text-properties fo:font-size="12pt" style:font-size-asian="12pt" style:font-size-complex="12pt"/>
    </style:style>
    <style:style style:name="T14_69" style:family="text">
      <style:text-properties fo:font-size="12pt" style:font-size-asian="12pt" style:font-size-complex="12pt"/>
    </style:style>
    <style:style style:name="T14_70" style:family="text">
      <style:text-properties fo:font-size="12pt" style:font-size-asian="12pt" style:font-size-complex="12pt"/>
    </style:style>
    <style:style style:name="T14_71" style:family="text">
      <style:text-properties fo:font-size="12pt" style:font-size-asian="12pt" style:font-size-complex="12pt"/>
    </style:style>
    <style:style style:name="T14_72" style:family="text">
      <style:text-properties fo:font-size="12pt" style:font-size-asian="12pt" style:font-size-complex="12pt"/>
    </style:style>
    <style:style style:name="T14_73" style:family="text">
      <style:text-properties fo:font-size="12pt" style:font-size-asian="12pt" style:font-size-complex="12pt"/>
    </style:style>
    <style:style style:name="T14_74" style:family="text">
      <style:text-properties fo:font-size="12pt" style:font-size-asian="12pt" style:font-size-complex="12pt"/>
    </style:style>
    <style:style style:name="T14_75" style:family="text">
      <style:text-properties fo:font-size="12pt" style:font-size-asian="12pt" style:font-size-complex="12pt"/>
    </style:style>
    <style:style style:name="T14_76" style:family="text">
      <style:text-properties fo:font-size="12pt" style:font-size-asian="12pt" style:font-size-complex="12pt"/>
    </style:style>
    <style:style style:name="T14_77" style:family="text">
      <style:text-properties fo:font-size="12pt" style:font-size-asian="12pt" style:font-size-complex="12pt"/>
    </style:style>
    <style:style style:name="T14_78" style:family="text">
      <style:text-properties fo:font-size="12pt" style:font-size-asian="12pt" style:font-size-complex="12pt"/>
    </style:style>
    <style:style style:name="T14_79" style:family="text">
      <style:text-properties fo:font-size="12pt" style:font-size-asian="12pt" style:font-size-complex="12pt"/>
    </style:style>
    <style:style style:name="T14_80" style:family="text">
      <style:text-properties fo:font-size="12pt" style:font-size-asian="12pt" style:font-size-complex="12pt"/>
    </style:style>
    <style:style style:name="T14_81" style:family="text">
      <style:text-properties fo:font-size="12pt" style:font-size-asian="12pt" style:font-size-complex="12pt"/>
    </style:style>
    <style:style style:name="T14_82" style:family="text">
      <style:text-properties fo:font-size="12pt" style:font-size-asian="12pt" style:font-size-complex="12pt"/>
    </style:style>
    <style:style style:name="T14_83" style:family="text">
      <style:text-properties fo:font-size="12pt" style:font-size-asian="12pt" style:font-size-complex="12pt"/>
    </style:style>
    <style:style style:name="T14_84" style:family="text">
      <style:text-properties fo:font-size="12pt" style:font-size-asian="12pt" style:font-size-complex="12pt"/>
    </style:style>
    <style:style style:name="T14_85" style:family="text">
      <style:text-properties fo:font-size="12pt" style:font-size-asian="12pt" style:font-size-complex="12pt"/>
    </style:style>
    <style:style style:name="T14_86" style:family="text">
      <style:text-properties fo:font-size="12pt" style:font-size-asian="12pt" style:font-size-complex="12pt"/>
    </style:style>
    <style:style style:name="T14_87" style:family="text">
      <style:text-properties fo:font-size="12pt" style:font-size-asian="12pt" style:font-size-complex="12pt"/>
    </style:style>
    <style:style style:name="T14_88" style:family="text">
      <style:text-properties fo:font-size="12pt" style:font-size-asian="12pt" style:font-size-complex="12pt"/>
    </style:style>
    <style:style style:name="T14_89" style:family="text">
      <style:text-properties fo:font-size="12pt" style:font-size-asian="12pt" style:font-size-complex="12pt"/>
    </style:style>
    <style:style style:name="T14_90" style:family="text">
      <style:text-properties fo:font-size="12pt" style:font-size-asian="12pt" style:font-size-complex="12pt"/>
    </style:style>
    <style:style style:name="T14_91" style:family="text">
      <style:text-properties fo:font-size="12pt" style:font-size-asian="12pt" style:font-size-complex="12pt"/>
    </style:style>
    <style:style style:name="T14_92" style:family="text">
      <style:text-properties fo:font-size="12pt" style:font-size-asian="12pt" style:font-size-complex="12pt"/>
    </style:style>
    <style:style style:name="T14_93" style:family="text">
      <style:text-properties fo:font-size="12pt" style:font-size-asian="12pt" style:font-size-complex="12pt"/>
    </style:style>
    <style:style style:name="T14_94" style:family="text">
      <style:text-properties fo:font-size="12pt" style:font-size-asian="12pt" style:font-size-complex="12pt"/>
    </style:style>
    <style:style style:name="T14_95" style:family="text">
      <style:text-properties fo:font-size="12pt" style:font-size-asian="12pt" style:font-size-complex="12pt"/>
    </style:style>
    <style:style style:name="T14_96" style:family="text">
      <style:text-properties fo:font-size="12pt" style:font-size-asian="12pt" style:font-size-complex="12pt"/>
    </style:style>
    <style:style style:name="T14_97" style:family="text">
      <style:text-properties fo:font-size="12pt" style:font-size-asian="12pt" style:font-size-complex="12pt"/>
    </style:style>
    <style:style style:name="T14_98" style:family="text">
      <style:text-properties fo:font-size="12pt" style:font-size-asian="12pt" style:font-size-complex="12pt"/>
    </style:style>
    <style:style style:name="T14_99" style:family="text">
      <style:text-properties fo:font-size="12pt" style:font-size-asian="12pt" style:font-size-complex="12pt"/>
    </style:style>
    <style:style style:name="T14_100" style:family="text">
      <style:text-properties fo:font-size="12pt" style:font-size-asian="12pt" style:font-size-complex="12pt"/>
    </style:style>
    <style:style style:name="T14_101" style:family="text">
      <style:text-properties fo:font-size="12pt" style:font-size-asian="12pt" style:font-size-complex="12pt"/>
    </style:style>
    <style:style style:name="T14_102" style:family="text">
      <style:text-properties fo:font-size="12pt" style:font-size-asian="12pt" style:font-size-complex="12pt"/>
    </style:style>
    <style:style style:name="T14_103" style:family="text">
      <style:text-properties fo:font-size="12pt" style:font-size-asian="12pt" style:font-size-complex="12pt"/>
    </style:style>
    <style:style style:name="T14_104" style:family="text">
      <style:text-properties fo:font-size="12pt" style:font-size-asian="12pt" style:font-size-complex="12pt"/>
    </style:style>
    <style:style style:name="T14_105" style:family="text">
      <style:text-properties fo:font-size="12pt" style:font-size-asian="12pt" style:font-size-complex="12pt"/>
    </style:style>
    <style:style style:name="T14_106" style:family="text">
      <style:text-properties fo:font-size="12pt" style:font-size-asian="12pt" style:font-size-complex="12pt"/>
    </style:style>
    <style:style style:name="T14_107" style:family="text">
      <style:text-properties fo:font-size="12pt" style:font-size-asian="12pt" style:font-size-complex="12pt"/>
    </style:style>
    <style:style style:name="T14_108" style:family="text">
      <style:text-properties fo:font-size="12pt" style:font-size-asian="12pt" style:font-size-complex="12pt"/>
    </style:style>
    <style:style style:name="T14_109" style:family="text">
      <style:text-properties fo:font-size="12pt" style:font-size-asian="12pt" style:font-size-complex="12pt"/>
    </style:style>
    <style:style style:name="T14_110" style:family="text">
      <style:text-properties fo:font-size="12pt" style:font-size-asian="12pt" style:font-size-complex="12pt"/>
    </style:style>
    <style:style style:name="T14_111" style:family="text">
      <style:text-properties fo:font-size="12pt" style:font-size-asian="12pt" style:font-size-complex="12pt"/>
    </style:style>
    <style:style style:name="T14_112" style:family="text">
      <style:text-properties fo:font-size="12pt" style:font-size-asian="12pt" style:font-size-complex="12pt"/>
    </style:style>
    <style:style style:name="T14_113" style:family="text">
      <style:text-properties fo:font-size="12pt" style:font-size-asian="12pt" style:font-size-complex="12pt"/>
    </style:style>
    <style:style style:name="T14_114" style:family="text">
      <style:text-properties fo:font-size="12pt" style:font-size-asian="12pt" style:font-size-complex="12pt"/>
    </style:style>
    <style:style style:name="T14_115" style:family="text">
      <style:text-properties fo:font-size="12pt" style:font-size-asian="12pt" style:font-size-complex="12pt"/>
    </style:style>
    <style:style style:name="T14_116" style:family="text">
      <style:text-properties fo:font-size="12pt" style:font-size-asian="12pt" style:font-size-complex="12pt"/>
    </style:style>
    <style:style style:name="T14_117" style:family="text">
      <style:text-properties fo:font-size="12pt" style:font-size-asian="12pt" style:font-size-complex="12pt"/>
    </style:style>
    <style:style style:name="T14_11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text-indent="1.27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text-indent="1.27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text-indent="1.27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T17_95" style:family="text">
      <style:text-properties fo:font-size="12pt" style:font-size-asian="12pt" style:font-size-complex="12pt"/>
    </style:style>
    <style:style style:name="T17_96" style:family="text">
      <style:text-properties fo:font-size="12pt" style:font-size-asian="12pt" style:font-size-complex="12pt"/>
    </style:style>
    <style:style style:name="T17_97" style:family="text">
      <style:text-properties fo:font-size="12pt" style:font-size-asian="12pt" style:font-size-complex="12pt"/>
    </style:style>
    <style:style style:name="T17_98" style:family="text">
      <style:text-properties fo:font-size="12pt" style:font-size-asian="12pt" style:font-size-complex="12pt"/>
    </style:style>
    <style:style style:name="T17_99" style:family="text">
      <style:text-properties fo:font-size="12pt" style:font-size-asian="12pt" style:font-size-complex="12pt"/>
    </style:style>
    <style:style style:name="T17_100" style:family="text">
      <style:text-properties fo:font-size="12pt" style:font-size-asian="12pt" style:font-size-complex="12pt"/>
    </style:style>
    <style:style style:name="T17_101" style:family="text">
      <style:text-properties fo:font-size="12pt" style:font-size-asian="12pt" style:font-size-complex="12pt"/>
    </style:style>
    <style:style style:name="T17_102" style:family="text">
      <style:text-properties fo:font-size="12pt" style:font-size-asian="12pt" style:font-size-complex="12pt"/>
    </style:style>
    <style:style style:name="T17_103" style:family="text">
      <style:text-properties fo:font-size="12pt" style:font-size-asian="12pt" style:font-size-complex="12pt"/>
    </style:style>
    <style:style style:name="T17_104" style:family="text">
      <style:text-properties fo:font-size="12pt" style:font-size-asian="12pt" style:font-size-complex="12pt"/>
    </style:style>
    <style:style style:name="T17_105" style:family="text">
      <style:text-properties fo:font-size="12pt" style:font-size-asian="12pt" style:font-size-complex="12pt"/>
    </style:style>
    <style:style style:name="T17_106" style:family="text">
      <style:text-properties fo:font-size="12pt" style:font-size-asian="12pt" style:font-size-complex="12pt"/>
    </style:style>
    <style:style style:name="T17_107" style:family="text">
      <style:text-properties fo:font-size="12pt" style:font-size-asian="12pt" style:font-size-complex="12pt"/>
    </style:style>
    <style:style style:name="T17_108" style:family="text">
      <style:text-properties fo:font-size="12pt" style:font-size-asian="12pt" style:font-size-complex="12pt"/>
    </style:style>
    <style:style style:name="T17_109" style:family="text">
      <style:text-properties fo:font-size="12pt" style:font-size-asian="12pt" style:font-size-complex="12pt"/>
    </style:style>
    <style:style style:name="T17_110" style:family="text">
      <style:text-properties fo:font-size="12pt" style:font-size-asian="12pt" style:font-size-complex="12pt"/>
    </style:style>
    <style:style style:name="T17_111" style:family="text">
      <style:text-properties fo:font-size="12pt" style:font-size-asian="12pt" style:font-size-complex="12pt"/>
    </style:style>
    <style:style style:name="T17_112" style:family="text">
      <style:text-properties fo:font-size="12pt" style:font-size-asian="12pt" style:font-size-complex="12pt"/>
    </style:style>
    <style:style style:name="T17_113" style:family="text">
      <style:text-properties fo:font-size="12pt" style:font-size-asian="12pt" style:font-size-complex="12pt"/>
    </style:style>
    <style:style style:name="T17_114" style:family="text">
      <style:text-properties fo:font-size="12pt" style:font-size-asian="12pt" style:font-size-complex="12pt"/>
    </style:style>
    <style:style style:name="T17_115" style:family="text">
      <style:text-properties fo:font-size="12pt" style:font-size-asian="12pt" style:font-size-complex="12pt"/>
    </style:style>
    <style:style style:name="T17_116" style:family="text">
      <style:text-properties fo:font-size="12pt" style:font-size-asian="12pt" style:font-size-complex="12pt"/>
    </style:style>
    <style:style style:name="T17_117" style:family="text">
      <style:text-properties fo:font-size="12pt" style:font-size-asian="12pt" style:font-size-complex="12pt"/>
    </style:style>
    <style:style style:name="T17_118" style:family="text">
      <style:text-properties fo:font-size="12pt" style:font-size-asian="12pt" style:font-size-complex="12pt"/>
    </style:style>
    <style:style style:name="T17_119" style:family="text">
      <style:text-properties fo:font-size="12pt" style:font-size-asian="12pt" style:font-size-complex="12pt"/>
    </style:style>
    <style:style style:name="T17_120" style:family="text">
      <style:text-properties fo:font-size="12pt" style:font-size-asian="12pt" style:font-size-complex="12pt"/>
    </style:style>
    <style:style style:name="T17_121" style:family="text">
      <style:text-properties fo:font-size="12pt" style:font-size-asian="12pt" style:font-size-complex="12pt"/>
    </style:style>
    <style:style style:name="T17_122" style:family="text">
      <style:text-properties fo:font-size="12pt" style:font-size-asian="12pt" style:font-size-complex="12pt"/>
    </style:style>
    <style:style style:name="T17_123" style:family="text">
      <style:text-properties fo:font-size="12pt" style:font-size-asian="12pt" style:font-size-complex="12pt"/>
    </style:style>
    <style:style style:name="T17_124" style:family="text">
      <style:text-properties fo:font-size="12pt" style:font-size-asian="12pt" style:font-size-complex="12pt"/>
    </style:style>
    <style:style style:name="T17_125" style:family="text">
      <style:text-properties fo:font-size="12pt" style:font-size-asian="12pt" style:font-size-complex="12pt"/>
    </style:style>
    <style:style style:name="T17_126" style:family="text">
      <style:text-properties fo:font-size="12pt" style:font-size-asian="12pt" style:font-size-complex="12pt"/>
    </style:style>
    <style:style style:name="T17_127" style:family="text">
      <style:text-properties fo:font-size="12pt" style:font-size-asian="12pt" style:font-size-complex="12pt"/>
    </style:style>
    <style:style style:name="T17_128" style:family="text">
      <style:text-properties fo:font-size="12pt" style:font-size-asian="12pt" style:font-size-complex="12pt"/>
    </style:style>
    <style:style style:name="T17_129" style:family="text">
      <style:text-properties fo:font-size="12pt" style:font-size-asian="12pt" style:font-size-complex="12pt"/>
    </style:style>
    <style:style style:name="T17_130" style:family="text">
      <style:text-properties fo:font-size="12pt" style:font-size-asian="12pt" style:font-size-complex="12pt"/>
    </style:style>
    <style:style style:name="T17_131" style:family="text">
      <style:text-properties fo:font-size="12pt" style:font-size-asian="12pt" style:font-size-complex="12pt"/>
    </style:style>
    <style:style style:name="T17_132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text-indent="1.27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T18_45" style:family="text">
      <style:text-properties fo:font-size="12pt" style:font-size-asian="12pt" style:font-size-complex="12pt"/>
    </style:style>
    <style:style style:name="T18_46" style:family="text">
      <style:text-properties fo:font-size="12pt" style:font-size-asian="12pt" style:font-size-complex="12pt"/>
    </style:style>
    <style:style style:name="T18_47" style:family="text">
      <style:text-properties fo:font-size="12pt" style:font-size-asian="12pt" style:font-size-complex="12pt"/>
    </style:style>
    <style:style style:name="T18_48" style:family="text">
      <style:text-properties fo:font-size="12pt" style:font-size-asian="12pt" style:font-size-complex="12pt"/>
    </style:style>
    <style:style style:name="T18_49" style:family="text">
      <style:text-properties fo:font-size="12pt" style:font-size-asian="12pt" style:font-size-complex="12pt"/>
    </style:style>
    <style:style style:name="T18_50" style:family="text">
      <style:text-properties fo:font-size="12pt" style:font-size-asian="12pt" style:font-size-complex="12pt"/>
    </style:style>
    <style:style style:name="T18_51" style:family="text">
      <style:text-properties fo:font-size="12pt" style:font-size-asian="12pt" style:font-size-complex="12pt"/>
    </style:style>
    <style:style style:name="T18_52" style:family="text">
      <style:text-properties fo:font-size="12pt" style:font-size-asian="12pt" style:font-size-complex="12pt"/>
    </style:style>
    <style:style style:name="T18_53" style:family="text">
      <style:text-properties fo:font-size="12pt" style:font-size-asian="12pt" style:font-size-complex="12pt"/>
    </style:style>
    <style:style style:name="T18_54" style:family="text">
      <style:text-properties fo:font-size="12pt" style:font-size-asian="12pt" style:font-size-complex="12pt"/>
    </style:style>
    <style:style style:name="T18_55" style:family="text">
      <style:text-properties fo:font-size="12pt" style:font-size-asian="12pt" style:font-size-complex="12pt"/>
    </style:style>
    <style:style style:name="T18_56" style:family="text">
      <style:text-properties fo:font-size="12pt" style:font-size-asian="12pt" style:font-size-complex="12pt"/>
    </style:style>
    <style:style style:name="T18_57" style:family="text">
      <style:text-properties fo:font-size="12pt" style:font-size-asian="12pt" style:font-size-complex="12pt"/>
    </style:style>
    <style:style style:name="T18_58" style:family="text">
      <style:text-properties fo:font-size="12pt" style:font-size-asian="12pt" style:font-size-complex="12pt"/>
    </style:style>
    <style:style style:name="T18_59" style:family="text">
      <style:text-properties fo:font-size="12pt" style:font-size-asian="12pt" style:font-size-complex="12pt"/>
    </style:style>
    <style:style style:name="T18_60" style:family="text">
      <style:text-properties fo:font-size="12pt" style:font-size-asian="12pt" style:font-size-complex="12pt"/>
    </style:style>
    <style:style style:name="T18_61" style:family="text">
      <style:text-properties fo:font-size="12pt" style:font-size-asian="12pt" style:font-size-complex="12pt"/>
    </style:style>
    <style:style style:name="T18_62" style:family="text">
      <style:text-properties fo:font-size="12pt" style:font-size-asian="12pt" style:font-size-complex="12pt"/>
    </style:style>
    <style:style style:name="T18_63" style:family="text">
      <style:text-properties fo:font-size="12pt" style:font-size-asian="12pt" style:font-size-complex="12pt"/>
    </style:style>
    <style:style style:name="T18_64" style:family="text">
      <style:text-properties fo:font-size="12pt" style:font-size-asian="12pt" style:font-size-complex="12pt"/>
    </style:style>
    <style:style style:name="T18_65" style:family="text">
      <style:text-properties fo:font-size="12pt" style:font-size-asian="12pt" style:font-size-complex="12pt"/>
    </style:style>
    <style:style style:name="T18_66" style:family="text">
      <style:text-properties fo:font-size="12pt" style:font-size-asian="12pt" style:font-size-complex="12pt"/>
    </style:style>
    <style:style style:name="T18_67" style:family="text">
      <style:text-properties fo:font-size="12pt" style:font-size-asian="12pt" style:font-size-complex="12pt"/>
    </style:style>
    <style:style style:name="T18_68" style:family="text">
      <style:text-properties fo:font-size="12pt" style:font-size-asian="12pt" style:font-size-complex="12pt"/>
    </style:style>
    <style:style style:name="T18_69" style:family="text">
      <style:text-properties fo:font-size="12pt" style:font-size-asian="12pt" style:font-size-complex="12pt"/>
    </style:style>
    <style:style style:name="T18_70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text-indent="1.27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T19_63" style:family="text">
      <style:text-properties fo:font-size="12pt" style:font-size-asian="12pt" style:font-size-complex="12pt"/>
    </style:style>
    <style:style style:name="T19_64" style:family="text">
      <style:text-properties fo:font-size="12pt" style:font-size-asian="12pt" style:font-size-complex="12pt"/>
    </style:style>
    <style:style style:name="T19_65" style:family="text">
      <style:text-properties fo:font-size="12pt" style:font-size-asian="12pt" style:font-size-complex="12pt"/>
    </style:style>
    <style:style style:name="T19_66" style:family="text">
      <style:text-properties fo:font-size="12pt" style:font-size-asian="12pt" style:font-size-complex="12pt"/>
    </style:style>
    <style:style style:name="T19_67" style:family="text">
      <style:text-properties fo:font-size="12pt" style:font-size-asian="12pt" style:font-size-complex="12pt"/>
    </style:style>
    <style:style style:name="T19_68" style:family="text">
      <style:text-properties fo:font-size="12pt" style:font-size-asian="12pt" style:font-size-complex="12pt"/>
    </style:style>
    <style:style style:name="T19_69" style:family="text">
      <style:text-properties fo:font-size="12pt" style:font-size-asian="12pt" style:font-size-complex="12pt"/>
    </style:style>
    <style:style style:name="T19_70" style:family="text">
      <style:text-properties fo:font-size="12pt" style:font-size-asian="12pt" style:font-size-complex="12pt"/>
    </style:style>
    <style:style style:name="T19_71" style:family="text">
      <style:text-properties fo:font-size="12pt" style:font-size-asian="12pt" style:font-size-complex="12pt"/>
    </style:style>
    <style:style style:name="T19_72" style:family="text">
      <style:text-properties fo:font-size="12pt" style:font-size-asian="12pt" style:font-size-complex="12pt"/>
    </style:style>
    <style:style style:name="T19_73" style:family="text">
      <style:text-properties fo:font-size="12pt" style:font-size-asian="12pt" style:font-size-complex="12pt"/>
    </style:style>
    <style:style style:name="T19_74" style:family="text">
      <style:text-properties fo:font-size="12pt" style:font-size-asian="12pt" style:font-size-complex="12pt"/>
    </style:style>
    <style:style style:name="T19_75" style:family="text">
      <style:text-properties fo:font-size="12pt" style:font-size-asian="12pt" style:font-size-complex="12pt"/>
    </style:style>
    <style:style style:name="T19_76" style:family="text">
      <style:text-properties fo:font-size="12pt" style:font-size-asian="12pt" style:font-size-complex="12pt"/>
    </style:style>
    <style:style style:name="T19_77" style:family="text">
      <style:text-properties fo:font-size="12pt" style:font-size-asian="12pt" style:font-size-complex="12pt"/>
    </style:style>
    <style:style style:name="T19_78" style:family="text">
      <style:text-properties fo:font-size="12pt" style:font-size-asian="12pt" style:font-size-complex="12pt"/>
    </style:style>
    <style:style style:name="T19_79" style:family="text">
      <style:text-properties fo:font-size="12pt" style:font-size-asian="12pt" style:font-size-complex="12pt"/>
    </style:style>
    <style:style style:name="T19_80" style:family="text">
      <style:text-properties fo:font-size="12pt" style:font-size-asian="12pt" style:font-size-complex="12pt"/>
    </style:style>
    <style:style style:name="T19_81" style:family="text">
      <style:text-properties fo:font-size="12pt" style:font-size-asian="12pt" style:font-size-complex="12pt"/>
    </style:style>
    <style:style style:name="T19_8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text-indent="1.27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T20_113" style:family="text">
      <style:text-properties fo:font-size="12pt" style:font-size-asian="12pt" style:font-size-complex="12pt"/>
    </style:style>
    <style:style style:name="T20_114" style:family="text">
      <style:text-properties fo:font-size="12pt" style:font-size-asian="12pt" style:font-size-complex="12pt"/>
    </style:style>
    <style:style style:name="T20_115" style:family="text">
      <style:text-properties fo:font-size="12pt" style:font-size-asian="12pt" style:font-size-complex="12pt"/>
    </style:style>
    <style:style style:name="T20_116" style:family="text">
      <style:text-properties fo:font-size="12pt" style:font-size-asian="12pt" style:font-size-complex="12pt"/>
    </style:style>
    <style:style style:name="T20_117" style:family="text">
      <style:text-properties fo:font-size="12pt" style:font-size-asian="12pt" style:font-size-complex="12pt"/>
    </style:style>
    <style:style style:name="T20_118" style:family="text">
      <style:text-properties fo:font-size="12pt" style:font-size-asian="12pt" style:font-size-complex="12pt"/>
    </style:style>
    <style:style style:name="T20_119" style:family="text">
      <style:text-properties fo:font-size="12pt" style:font-size-asian="12pt" style:font-size-complex="12pt"/>
    </style:style>
    <style:style style:name="T20_120" style:family="text">
      <style:text-properties fo:font-size="12pt" style:font-size-asian="12pt" style:font-size-complex="12pt"/>
    </style:style>
    <style:style style:name="T20_121" style:family="text">
      <style:text-properties fo:font-size="12pt" style:font-size-asian="12pt" style:font-size-complex="12pt"/>
    </style:style>
    <style:style style:name="T20_122" style:family="text">
      <style:text-properties fo:font-size="12pt" style:font-size-asian="12pt" style:font-size-complex="12pt"/>
    </style:style>
    <style:style style:name="T20_123" style:family="text">
      <style:text-properties fo:font-size="12pt" style:font-size-asian="12pt" style:font-size-complex="12pt"/>
    </style:style>
    <style:style style:name="T20_124" style:family="text">
      <style:text-properties fo:font-size="12pt" style:font-size-asian="12pt" style:font-size-complex="12pt"/>
    </style:style>
    <style:style style:name="T20_125" style:family="text">
      <style:text-properties fo:font-size="12pt" style:font-size-asian="12pt" style:font-size-complex="12pt"/>
    </style:style>
    <style:style style:name="T20_126" style:family="text">
      <style:text-properties fo:font-size="12pt" style:font-size-asian="12pt" style:font-size-complex="12pt"/>
    </style:style>
    <style:style style:name="T20_127" style:family="text">
      <style:text-properties fo:font-size="12pt" style:font-size-asian="12pt" style:font-size-complex="12pt"/>
    </style:style>
    <style:style style:name="T20_128" style:family="text">
      <style:text-properties fo:font-size="12pt" style:font-size-asian="12pt" style:font-size-complex="12pt"/>
    </style:style>
    <style:style style:name="T20_129" style:family="text">
      <style:text-properties fo:font-size="12pt" style:font-size-asian="12pt" style:font-size-complex="12pt"/>
    </style:style>
    <style:style style:name="T20_130" style:family="text">
      <style:text-properties fo:font-size="12pt" style:font-size-asian="12pt" style:font-size-complex="12pt"/>
    </style:style>
    <style:style style:name="T20_131" style:family="text">
      <style:text-properties fo:font-size="12pt" style:font-size-asian="12pt" style:font-size-complex="12pt"/>
    </style:style>
    <style:style style:name="T20_132" style:family="text">
      <style:text-properties fo:font-size="12pt" style:font-size-asian="12pt" style:font-size-complex="12pt"/>
    </style:style>
    <style:style style:name="T20_133" style:family="text">
      <style:text-properties fo:font-size="12pt" style:font-size-asian="12pt" style:font-size-complex="12pt"/>
    </style:style>
    <style:style style:name="T20_134" style:family="text">
      <style:text-properties fo:font-size="12pt" style:font-size-asian="12pt" style:font-size-complex="12pt"/>
    </style:style>
    <style:style style:name="T20_135" style:family="text">
      <style:text-properties fo:font-size="12pt" style:font-size-asian="12pt" style:font-size-complex="12pt"/>
    </style:style>
    <style:style style:name="T20_136" style:family="text">
      <style:text-properties fo:font-size="12pt" style:font-size-asian="12pt" style:font-size-complex="12pt"/>
    </style:style>
    <style:style style:name="T20_137" style:family="text">
      <style:text-properties fo:font-size="12pt" style:font-size-asian="12pt" style:font-size-complex="12pt"/>
    </style:style>
    <style:style style:name="T20_138" style:family="text">
      <style:text-properties fo:font-size="12pt" style:font-size-asian="12pt" style:font-size-complex="12pt"/>
    </style:style>
    <style:style style:name="T20_139" style:family="text">
      <style:text-properties fo:font-size="12pt" style:font-size-asian="12pt" style:font-size-complex="12pt"/>
    </style:style>
    <style:style style:name="T20_140" style:family="text">
      <style:text-properties fo:font-size="12pt" style:font-size-asian="12pt" style:font-size-complex="12pt"/>
    </style:style>
    <style:style style:name="T20_141" style:family="text">
      <style:text-properties fo:font-size="12pt" style:font-size-asian="12pt" style:font-size-complex="12pt"/>
    </style:style>
    <style:style style:name="T20_142" style:family="text">
      <style:text-properties fo:font-size="12pt" style:font-size-asian="12pt" style:font-size-complex="12pt"/>
    </style:style>
    <style:style style:name="T20_143" style:family="text">
      <style:text-properties fo:font-size="12pt" style:font-size-asian="12pt" style:font-size-complex="12pt"/>
    </style:style>
    <style:style style:name="T20_144" style:family="text">
      <style:text-properties fo:font-size="12pt" style:font-size-asian="12pt" style:font-size-complex="12pt"/>
    </style:style>
    <style:style style:name="T20_145" style:family="text">
      <style:text-properties fo:font-size="12pt" style:font-size-asian="12pt" style:font-size-complex="12pt"/>
    </style:style>
    <style:style style:name="T20_146" style:family="text">
      <style:text-properties fo:font-size="12pt" style:font-size-asian="12pt" style:font-size-complex="12pt"/>
    </style:style>
    <style:style style:name="T20_147" style:family="text">
      <style:text-properties fo:font-size="12pt" style:font-size-asian="12pt" style:font-size-complex="12pt"/>
    </style:style>
    <style:style style:name="T20_148" style:family="text">
      <style:text-properties fo:font-size="12pt" style:font-size-asian="12pt" style:font-size-complex="12pt"/>
    </style:style>
    <style:style style:name="T20_149" style:family="text">
      <style:text-properties fo:font-size="12pt" style:font-size-asian="12pt" style:font-size-complex="12pt"/>
    </style:style>
    <style:style style:name="T20_150" style:family="text">
      <style:text-properties fo:font-size="12pt" style:font-size-asian="12pt" style:font-size-complex="12pt"/>
    </style:style>
    <style:style style:name="T20_151" style:family="text">
      <style:text-properties fo:font-size="12pt" style:font-size-asian="12pt" style:font-size-complex="12pt"/>
    </style:style>
    <style:style style:name="T20_152" style:family="text">
      <style:text-properties fo:font-size="12pt" style:font-size-asian="12pt" style:font-size-complex="12pt"/>
    </style:style>
    <style:style style:name="T20_153" style:family="text">
      <style:text-properties fo:font-size="12pt" style:font-size-asian="12pt" style:font-size-complex="12pt"/>
    </style:style>
    <style:style style:name="T20_154" style:family="text">
      <style:text-properties fo:font-size="12pt" style:font-size-asian="12pt" style:font-size-complex="12pt"/>
    </style:style>
    <style:style style:name="T20_155" style:family="text">
      <style:text-properties fo:font-size="12pt" style:font-size-asian="12pt" style:font-size-complex="12pt"/>
    </style:style>
    <style:style style:name="T20_156" style:family="text">
      <style:text-properties fo:font-size="12pt" style:font-size-asian="12pt" style:font-size-complex="12pt"/>
    </style:style>
    <style:style style:name="T20_157" style:family="text">
      <style:text-properties fo:font-size="12pt" style:font-size-asian="12pt" style:font-size-complex="12pt"/>
    </style:style>
    <style:style style:name="T20_158" style:family="text">
      <style:text-properties fo:font-size="12pt" style:font-size-asian="12pt" style:font-size-complex="12pt"/>
    </style:style>
    <style:style style:name="T20_159" style:family="text">
      <style:text-properties fo:font-size="12pt" style:font-size-asian="12pt" style:font-size-complex="12pt"/>
    </style:style>
    <style:style style:name="T20_160" style:family="text">
      <style:text-properties fo:font-size="12pt" style:font-size-asian="12pt" style:font-size-complex="12pt"/>
    </style:style>
    <style:style style:name="T20_161" style:family="text">
      <style:text-properties fo:font-size="12pt" style:font-size-asian="12pt" style:font-size-complex="12pt"/>
    </style:style>
    <style:style style:name="T20_162" style:family="text">
      <style:text-properties fo:font-size="12pt" style:font-size-asian="12pt" style:font-size-complex="12pt"/>
    </style:style>
    <style:style style:name="T20_163" style:family="text">
      <style:text-properties fo:font-size="12pt" style:font-size-asian="12pt" style:font-size-complex="12pt"/>
    </style:style>
    <style:style style:name="T20_164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text-indent="1.27cm" style:writing-mode="lr-tb"/>
      <style:text-properties fo:color="#00ff00"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text-indent="1.27cm" style:writing-mode="lr-tb"/>
      <style:text-properties fo:color="#ff0000"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text-indent="1.27cm" style:writing-mode="lr-tb"/>
    </style:style>
    <style:style style:name="T23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3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text-indent="1.27cm" style:writing-mode="lr-tb"/>
    </style:style>
    <style:style style:name="T24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2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2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4_2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text-indent="1.27cm" style:writing-mode="lr-tb"/>
    </style:style>
    <style:style style:name="T25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5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text-indent="1.27cm" style:writing-mode="lr-tb"/>
    </style:style>
    <style:style style:name="T26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text-indent="1.27cm" style:writing-mode="lr-tb"/>
    </style:style>
    <style:style style:name="T27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8" style:family="paragraph" style:parent-style-name="Standard">
      <style:paragraph-properties fo:text-align="justify" fo:break-before="auto" fo:text-indent="1.27cm" style:writing-mode="lr-tb"/>
    </style:style>
    <style:style style:name="T28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text-indent="1.27cm" style:writing-mode="lr-tb"/>
    </style:style>
    <style:style style:name="T29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22" style:family="text">
      <style:text-properties fo:color="#ff0000" fo:font-size="10pt" style:font-size-asian="10pt" style:font-size-complex="10pt" fo:font-weight="bold" style:font-weight-asian="bold" style:font-weight-complex="bold"/>
    </style:style>
  </office:automatic-styles>
  <office:body>
    <office:text>
      <text:p text:style-name="P1"><text:span text:style-name="T1_1">Introdução</text:span><text:span text:style-name="T1_2">.</text:span></text:p>
      <text:p text:style-name="P2"/>
      <text:p text:style-name="P3"><text:span text:style-name="T3_1"><text:tab/></text:span><text:span text:style-name="T3_2">Doador</text:span><text:span text:style-name="T3_3"><text:s/></text:span><text:span text:style-name="T3_4">de</text:span><text:span text:style-name="T3_5"><text:s/></text:span><text:span text:style-name="T3_6">sangue</text:span><text:span text:style-name="T3_7"><text:s/></text:span><text:span text:style-name="T3_8">é</text:span><text:span text:style-name="T3_9"><text:s/></text:span><text:span text:style-name="T3_10">o</text:span><text:span text:style-name="T3_11"><text:s/></text:span><text:span text:style-name="T3_12">individuo</text:span><text:span text:style-name="T3_13"><text:s/></text:span><text:span text:style-name="T3_14">que</text:span><text:span text:style-name="T3_15"><text:s/></text:span><text:span text:style-name="T3_16">se</text:span><text:span text:style-name="T3_17"><text:s/></text:span><text:span text:style-name="T3_18">voluntaria</text:span><text:span text:style-name="T3_19"><text:s/></text:span><text:span text:style-name="T3_20">para</text:span><text:span text:style-name="T3_21"><text:s/></text:span><text:span text:style-name="T3_22">que</text:span><text:span text:style-name="T3_23"><text:s/></text:span><text:span text:style-name="T3_24">seja</text:span><text:span text:style-name="T3_25"><text:s/></text:span><text:span text:style-name="T3_26">feita</text:span><text:span text:style-name="T3_27"><text:s/></text:span><text:span text:style-name="T3_28">e</text:span><text:span text:style-name="T3_29"><text:s/></text:span><text:span text:style-name="T3_30">extração</text:span><text:span text:style-name="T3_31"><text:s/></text:span><text:span text:style-name="T3_32">de</text:span><text:span text:style-name="T3_33"><text:s/></text:span><text:span text:style-name="T3_34">seu</text:span><text:span text:style-name="T3_35"><text:s/></text:span><text:span text:style-name="T3_36">sangue</text:span><text:span text:style-name="T3_37"><text:s/></text:span><text:span text:style-name="T3_38">para</text:span><text:span text:style-name="T3_39"><text:s/></text:span><text:span text:style-name="T3_40">que</text:span><text:span text:style-name="T3_41"><text:s/></text:span><text:span text:style-name="T3_42">este</text:span><text:span text:style-name="T3_43"><text:s/></text:span><text:span text:style-name="T3_44">seja</text:span><text:span text:style-name="T3_45"><text:s/></text:span><text:span text:style-name="T3_46">utilizado</text:span><text:span text:style-name="T3_47"><text:s/></text:span><text:span text:style-name="T3_48">no</text:span><text:span text:style-name="T3_49"><text:s/></text:span><text:span text:style-name="T3_50">futuro</text:span><text:span text:style-name="T3_51"><text:s/></text:span><text:span text:style-name="T3_52">em</text:span><text:span text:style-name="T3_53"><text:s/></text:span><text:span text:style-name="T3_54">individuo</text:span><text:span text:style-name="T3_55"><text:s/></text:span><text:span text:style-name="T3_56">especificado</text:span><text:span text:style-name="T3_57"><text:s/></text:span><text:span text:style-name="T3_58">por</text:span><text:span text:style-name="T3_59"><text:s/></text:span><text:span text:style-name="T3_60">esse</text:span><text:span text:style-name="T3_61"><text:s/></text:span><text:span text:style-name="T3_62">ou</text:span><text:span text:style-name="T3_63"><text:s/></text:span><text:span text:style-name="T3_64">quando</text:span><text:span text:style-name="T3_65"><text:s/></text:span><text:span text:style-name="T3_66">surgir</text:span><text:span text:style-name="T3_67"><text:s/></text:span><text:span text:style-name="T3_68">a</text:span><text:span text:style-name="T3_69"><text:s/></text:span><text:span text:style-name="T3_70">necessidade</text:span><text:span text:style-name="T3_71">.<text:s/></text:span></text:p>
      <text:p text:style-name="P4"><text:span text:style-name="T4_1">Como</text:span><text:span text:style-name="T4_2"><text:s/></text:span><text:span text:style-name="T4_3">sangue</text:span><text:span text:style-name="T4_4"><text:s/></text:span><text:span text:style-name="T4_5">não</text:span><text:span text:style-name="T4_6"><text:s/></text:span><text:span text:style-name="T4_7">se</text:span><text:span text:style-name="T4_8"><text:s/></text:span><text:span text:style-name="T4_9">fabrica</text:span><text:span text:style-name="T4_10"><text:s/></text:span><text:span text:style-name="T4_11">artificialmente</text:span><text:span text:style-name="T4_12"><text:s/></text:span><text:span text:style-name="T4_13">se</text:span><text:span text:style-name="T4_14"><text:s/></text:span><text:span text:style-name="T4_15">faz</text:span><text:span text:style-name="T4_16"><text:s/></text:span><text:span text:style-name="T4_17">necessaria</text:span><text:span text:style-name="T4_18"><text:s/></text:span><text:span text:style-name="T4_19">a</text:span><text:span text:style-name="T4_20"><text:s/></text:span><text:span text:style-name="T4_21">coloboração</text:span><text:span text:style-name="T4_22"><text:s/></text:span><text:span text:style-name="T4_23">de</text:span><text:span text:style-name="T4_24"><text:s/></text:span><text:span text:style-name="T4_25">doadores</text:span><text:span text:style-name="T4_26">,<text:s/></text:span><text:span text:style-name="T4_27">pois</text:span><text:span text:style-name="T4_28"><text:s/></text:span><text:span text:style-name="T4_29">a</text:span><text:span text:style-name="T4_30"><text:s/></text:span><text:span text:style-name="T4_31">unica</text:span><text:span text:style-name="T4_32"><text:s/></text:span><text:span text:style-name="T4_33">fonte</text:span><text:span text:style-name="T4_34"><text:s/></text:span><text:span text:style-name="T4_35">para</text:span><text:span text:style-name="T4_36"><text:s/></text:span><text:span text:style-name="T4_37">esse</text:span><text:span text:style-name="T4_38"><text:s/></text:span><text:span text:style-name="T4_39">material</text:span><text:span text:style-name="T4_40"><text:s/></text:span><text:span text:style-name="T4_41">é</text:span><text:span text:style-name="T4_42"><text:s/></text:span><text:span text:style-name="T4_43">um</text:span><text:span text:style-name="T4_44"><text:s/></text:span><text:span text:style-name="T4_45">individuo</text:span><text:span text:style-name="T4_46"><text:s/></text:span><text:span text:style-name="T4_47">doador</text:span><text:span text:style-name="T4_48">,<text:s/></text:span><text:span text:style-name="T4_49">no</text:span><text:span text:style-name="T4_50"><text:s/></text:span><text:span text:style-name="T4_51">Brasil</text:span><text:span text:style-name="T4_52"><text:s/></text:span><text:span text:style-name="T4_53">a</text:span><text:span text:style-name="T4_54"><text:s/></text:span><text:span text:style-name="T4_55">coleta</text:span><text:span text:style-name="T4_56">,<text:s/></text:span><text:span text:style-name="T4_57">armazenamento</text:span><text:span text:style-name="T4_58"><text:s/></text:span><text:span text:style-name="T4_59">e</text:span><text:span text:style-name="T4_60"><text:s/></text:span><text:span text:style-name="T4_61">gerenciamento</text:span><text:span text:style-name="T4_62"><text:s/></text:span><text:span text:style-name="T4_63">do</text:span><text:span text:style-name="T4_64"><text:s/></text:span><text:span text:style-name="T4_65">sangue</text:span><text:span text:style-name="T4_66"><text:s/></text:span><text:span text:style-name="T4_67">é</text:span><text:span text:style-name="T4_68"><text:s/></text:span><text:span text:style-name="T4_69">feito</text:span><text:span text:style-name="T4_70"><text:s/></text:span><text:span text:style-name="T4_71">por</text:span><text:span text:style-name="T4_72"><text:s/></text:span><text:span text:style-name="T4_73">Hemocentros</text:span><text:span text:style-name="T4_74">,<text:s/></text:span><text:span text:style-name="T4_75">Hospitais</text:span><text:span text:style-name="T4_76">,<text:s/></text:span><text:span text:style-name="T4_77">Postos</text:span><text:span text:style-name="T4_78"><text:s/></text:span><text:span text:style-name="T4_79">de</text:span><text:span text:style-name="T4_80"><text:s/></text:span><text:span text:style-name="T4_81">Saúde</text:span><text:span text:style-name="T4_82">,<text:s/></text:span><text:span text:style-name="T4_83">sejam</text:span><text:span text:style-name="T4_84"><text:s/></text:span><text:span text:style-name="T4_85">estas</text:span><text:span text:style-name="T4_86"><text:s/></text:span><text:span text:style-name="T4_87">de</text:span><text:span text:style-name="T4_88"><text:s/></text:span><text:span text:style-name="T4_89">ambitro</text:span><text:span text:style-name="T4_90"><text:s/></text:span><text:span text:style-name="T4_91">federal</text:span><text:span text:style-name="T4_92">,<text:s/></text:span><text:span text:style-name="T4_93">estadual</text:span><text:span text:style-name="T4_94"><text:s/></text:span><text:span text:style-name="T4_95">ou</text:span><text:span text:style-name="T4_96"><text:s/></text:span><text:span text:style-name="T4_97">local</text:span><text:span text:style-name="T4_98">.<text:tab/></text:span></text:p>
      <text:p text:style-name="P5"><text:span text:style-name="T5_1">Para</text:span><text:span text:style-name="T5_2"><text:s/></text:span><text:span text:style-name="T5_3">se</text:span><text:span text:style-name="T5_4"><text:s/></text:span><text:span text:style-name="T5_5">doar</text:span><text:span text:style-name="T5_6"><text:s/></text:span><text:span text:style-name="T5_7">sangue</text:span><text:span text:style-name="T5_8"><text:s/></text:span><text:span text:style-name="T5_9">é</text:span><text:span text:style-name="T5_10"><text:s/></text:span><text:span text:style-name="T5_11">necessario</text:span><text:span text:style-name="T5_12"><text:s/></text:span><text:span text:style-name="T5_13">fazer</text:span><text:span text:style-name="T5_14"><text:s/></text:span><text:span text:style-name="T5_15">um</text:span><text:span text:style-name="T5_16"><text:s/></text:span><text:span text:style-name="T5_17">cadastro</text:span><text:span text:style-name="T5_18"><text:s/></text:span><text:span text:style-name="T5_19">previamente</text:span><text:span text:style-name="T5_20">,<text:s/></text:span><text:span text:style-name="T5_21">exames</text:span><text:span text:style-name="T5_22"><text:s/></text:span><text:span text:style-name="T5_23">para</text:span><text:span text:style-name="T5_24"><text:s/></text:span><text:span text:style-name="T5_25">anemia</text:span><text:span text:style-name="T5_26"><text:s/></text:span><text:span text:style-name="T5_27">e</text:span><text:span text:style-name="T5_28"><text:s/></text:span><text:span text:style-name="T5_29">uma</text:span><text:span text:style-name="T5_30"><text:s/></text:span><text:span text:style-name="T5_31">serie</text:span><text:span text:style-name="T5_32"><text:s/></text:span><text:span text:style-name="T5_33">de</text:span><text:span text:style-name="T5_34"><text:s/></text:span><text:span text:style-name="T5_35">patogenes</text:span><text:span text:style-name="T5_36"><text:s/></text:span><text:span text:style-name="T5_37">que</text:span><text:span text:style-name="T5_38"><text:s/></text:span><text:span text:style-name="T5_39">se</text:span><text:span text:style-name="T5_40"><text:s/></text:span><text:span text:style-name="T5_41">atestado</text:span><text:span text:style-name="T5_42"><text:s/></text:span><text:span text:style-name="T5_43">positivos</text:span><text:span text:style-name="T5_44"><text:s/></text:span><text:span text:style-name="T5_45">resultariam</text:span><text:span text:style-name="T5_46"><text:s/></text:span><text:span text:style-name="T5_47">na</text:span><text:span text:style-name="T5_48"><text:s/></text:span><text:span text:style-name="T5_49">desclassificação</text:span><text:span text:style-name="T5_50"><text:s/></text:span><text:span text:style-name="T5_51">do</text:span><text:span text:style-name="T5_52"><text:s/></text:span><text:span text:style-name="T5_53">voluntario</text:span><text:span text:style-name="T5_54"><text:s/></text:span><text:span text:style-name="T5_55">como</text:span><text:span text:style-name="T5_56"><text:s/></text:span><text:span text:style-name="T5_57">doador</text:span><text:span text:style-name="T5_58"><text:s/></text:span><text:span text:style-name="T5_59">seja</text:span><text:span text:style-name="T5_60"><text:s/></text:span><text:span text:style-name="T5_61">em</text:span><text:span text:style-name="T5_62"><text:s/></text:span><text:span text:style-name="T5_63">carater</text:span><text:span text:style-name="T5_64"><text:s/></text:span><text:span text:style-name="T5_65">temporario</text:span><text:span text:style-name="T5_66"><text:s/></text:span><text:span text:style-name="T5_67">ou</text:span><text:span text:style-name="T5_68"><text:s/></text:span><text:span text:style-name="T5_69">permanente</text:span><text:span text:style-name="T5_70">.</text:span></text:p>
      <text:p text:style-name="P6"><text:span text:style-name="T6_1">Atualmente</text:span><text:span text:style-name="T6_2"><text:s/></text:span><text:span text:style-name="T6_3">o</text:span><text:span text:style-name="T6_4"><text:s/></text:span><text:span text:style-name="T6_5">controle</text:span><text:span text:style-name="T6_6"><text:s/></text:span><text:span text:style-name="T6_7">destes</text:span><text:span text:style-name="T6_8"><text:s/></text:span><text:span text:style-name="T6_9">voluntarios</text:span><text:span text:style-name="T6_10"><text:s/></text:span><text:span text:style-name="T6_11">é</text:span><text:span text:style-name="T6_12"><text:s/></text:span><text:span text:style-name="T6_13">feito</text:span><text:span text:style-name="T6_14"><text:s/></text:span><text:span text:style-name="T6_15">por</text:span><text:span text:style-name="T6_16"><text:s/></text:span><text:span text:style-name="T6_17">sistemas</text:span><text:span text:style-name="T6_18"><text:s/></text:span><text:span text:style-name="T6_19">de</text:span><text:span text:style-name="T6_20"><text:s/></text:span><text:span text:style-name="T6_21">escopo</text:span><text:span text:style-name="T6_22"><text:s/></text:span><text:span text:style-name="T6_23">local</text:span><text:span text:style-name="T6_24"><text:s/></text:span><text:span text:style-name="T6_25">da</text:span><text:span text:style-name="T6_26"><text:s/></text:span><text:span text:style-name="T6_27">instituição</text:span><text:span text:style-name="T6_28"><text:s/></text:span><text:span text:style-name="T6_29">onde</text:span><text:span text:style-name="T6_30"><text:s/></text:span><text:span text:style-name="T6_31">o</text:span><text:span text:style-name="T6_32"><text:s/></text:span><text:span text:style-name="T6_33">cadastro</text:span><text:span text:style-name="T6_34"><text:s/></text:span><text:span text:style-name="T6_35">do</text:span><text:span text:style-name="T6_36"><text:s/></text:span><text:span text:style-name="T6_37">mesmo</text:span><text:span text:style-name="T6_38"><text:s/></text:span><text:span text:style-name="T6_39">foi</text:span><text:span text:style-name="T6_40"><text:s/></text:span><text:span text:style-name="T6_41">feito</text:span><text:span text:style-name="T6_42"><text:s/></text:span><text:span text:style-name="T6_43">seja</text:span><text:span text:style-name="T6_44"><text:s/></text:span><text:span text:style-name="T6_45">por</text:span><text:span text:style-name="T6_46"><text:s/></text:span><text:span text:style-name="T6_47">sistema</text:span><text:span text:style-name="T6_48"><text:s/></text:span><text:span text:style-name="T6_49">informatizado</text:span><text:span text:style-name="T6_50"><text:s/></text:span><text:span text:style-name="T6_51">ou</text:span><text:span text:style-name="T6_52"><text:s/></text:span><text:span text:style-name="T6_53">registro</text:span><text:span text:style-name="T6_54"><text:s/></text:span><text:span text:style-name="T6_55">em</text:span><text:span text:style-name="T6_56"><text:s/></text:span><text:span text:style-name="T6_57">documentação</text:span><text:span text:style-name="T6_58"><text:s/></text:span><text:span text:style-name="T6_59">fisica</text:span><text:span text:style-name="T6_60">.<text:s/></text:span></text:p>
      <text:p text:style-name="P7"><text:span text:style-name="T7_1">Consequemente</text:span><text:span text:style-name="T7_2"><text:s/></text:span><text:span text:style-name="T7_3">não</text:span><text:span text:style-name="T7_4"><text:s/></text:span><text:span text:style-name="T7_5">existe</text:span><text:span text:style-name="T7_6"><text:s/></text:span><text:span text:style-name="T7_7">nada</text:span><text:span text:style-name="T7_8"><text:s/></text:span><text:span text:style-name="T7_9">que</text:span><text:span text:style-name="T7_10"><text:s/></text:span><text:span text:style-name="T7_11">integre</text:span><text:span text:style-name="T7_12"><text:s/></text:span><text:span text:style-name="T7_13">essas</text:span><text:span text:style-name="T7_14"><text:s/>“</text:span><text:span text:style-name="T7_15">ilhas</text:span><text:span text:style-name="T7_16">”<text:s/></text:span><text:span text:style-name="T7_17">de</text:span><text:span text:style-name="T7_18"><text:s/></text:span><text:span text:style-name="T7_19">doadores</text:span><text:span text:style-name="T7_20"><text:s/></text:span><text:span text:style-name="T7_21">cadastrados</text:span><text:span text:style-name="T7_22">,<text:s/></text:span><text:span text:style-name="T7_23">onde</text:span><text:span text:style-name="T7_24"><text:s/></text:span><text:span text:style-name="T7_25">o</text:span><text:span text:style-name="T7_26"><text:s/></text:span><text:span text:style-name="T7_27">banco</text:span><text:span text:style-name="T7_28"><text:s/></text:span><text:span text:style-name="T7_29">de</text:span><text:span text:style-name="T7_30"><text:s/></text:span><text:span text:style-name="T7_31">doadores</text:span><text:span text:style-name="T7_32"><text:s/></text:span><text:span text:style-name="T7_33">entres</text:span><text:span text:style-name="T7_34"><text:s/></text:span><text:span text:style-name="T7_35">diversos</text:span><text:span text:style-name="T7_36"><text:s/></text:span><text:span text:style-name="T7_37">hemocentros</text:span><text:span text:style-name="T7_38"><text:s/></text:span><text:span text:style-name="T7_39">e</text:span><text:span text:style-name="T7_40"><text:s/></text:span><text:span text:style-name="T7_41">hospitais</text:span><text:span text:style-name="T7_42"><text:s/></text:span><text:span text:style-name="T7_43">não</text:span><text:span text:style-name="T7_44"><text:s/></text:span><text:span text:style-name="T7_45">compartilhado</text:span><text:span text:style-name="T7_46"><text:s/></text:span><text:span text:style-name="T7_47">entre</text:span><text:span text:style-name="T7_48"><text:s/></text:span><text:span text:style-name="T7_49">estes</text:span><text:span text:style-name="T7_50">.<text:s/></text:span><text:span text:style-name="T7_51">Agilizar</text:span><text:span text:style-name="T7_52"><text:s/></text:span><text:span text:style-name="T7_53">e</text:span><text:span text:style-name="T7_54"><text:s/></text:span><text:span text:style-name="T7_55">facilitar</text:span><text:span text:style-name="T7_56"><text:s/></text:span><text:span text:style-name="T7_57">esse</text:span><text:span text:style-name="T7_58"><text:s/></text:span><text:span text:style-name="T7_59">processo</text:span><text:span text:style-name="T7_60"><text:s/></text:span><text:span text:style-name="T7_61">consequentemente</text:span><text:span text:style-name="T7_62"><text:s/></text:span><text:span text:style-name="T7_63">o</text:span><text:span text:style-name="T7_64"><text:s/></text:span><text:span text:style-name="T7_65">tornando</text:span><text:span text:style-name="T7_66"><text:s/></text:span><text:span text:style-name="T7_67">menos</text:span><text:span text:style-name="T7_68"><text:s/></text:span><text:span text:style-name="T7_69">suscetivel</text:span><text:span text:style-name="T7_70"><text:s/></text:span><text:span text:style-name="T7_71">a</text:span><text:span text:style-name="T7_72"><text:s/></text:span><text:span text:style-name="T7_73">erros</text:span><text:span text:style-name="T7_74"><text:s/></text:span><text:span text:style-name="T7_75">é</text:span><text:span text:style-name="T7_76"><text:s/></text:span><text:span text:style-name="T7_77">essencial</text:span><text:span text:style-name="T7_78">,<text:s/></text:span><text:span text:style-name="T7_79">c</text:span><text:span text:style-name="T7_80">om</text:span><text:span text:style-name="T7_81"><text:s/></text:span><text:span text:style-name="T7_82">uso</text:span><text:span text:style-name="T7_83"><text:s/></text:span><text:span text:style-name="T7_84">de</text:span><text:span text:style-name="T7_85"><text:s/></text:span><text:span text:style-name="T7_86">tecnicas</text:span><text:span text:style-name="T7_87"><text:s/></text:span><text:span text:style-name="T7_88">de</text:span><text:span text:style-name="T7_89"><text:s/></text:span><text:span text:style-name="T7_90">desenvolvimento</text:span><text:span text:style-name="T7_91"><text:s/></text:span><text:span text:style-name="T7_92">modernas</text:span><text:span text:style-name="T7_93"><text:s/></text:span><text:span text:style-name="T7_94">isso</text:span><text:span text:style-name="T7_95"><text:s/></text:span><text:span text:style-name="T7_96">se</text:span><text:span text:style-name="T7_97"><text:s/></text:span><text:span text:style-name="T7_98">torna</text:span><text:span text:style-name="T7_99"><text:s/></text:span><text:span text:style-name="T7_100">não</text:span><text:span text:style-name="T7_101"><text:s/></text:span><text:span text:style-name="T7_102">somente</text:span><text:span text:style-name="T7_103"><text:s/></text:span><text:span text:style-name="T7_104">possivel</text:span><text:span text:style-name="T7_105"><text:s/></text:span><text:span text:style-name="T7_106">mas</text:span><text:span text:style-name="T7_107"><text:s/></text:span><text:span text:style-name="T7_108">tambem</text:span><text:span text:style-name="T7_109"><text:s/></text:span><text:span text:style-name="T7_110">se</text:span><text:span text:style-name="T7_111"><text:s/></text:span><text:span text:style-name="T7_112">torna</text:span><text:span text:style-name="T7_113"><text:s/></text:span><text:span text:style-name="T7_114">algo</text:span><text:span text:style-name="T7_115"><text:s/></text:span><text:span text:style-name="T7_116">mais</text:span><text:span text:style-name="T7_117"><text:s/></text:span><text:span text:style-name="T7_118">facil</text:span><text:span text:style-name="T7_119"><text:s/></text:span><text:span text:style-name="T7_120">de</text:span><text:span text:style-name="T7_121"><text:s/></text:span><text:span text:style-name="T7_122">ser</text:span><text:span text:style-name="T7_123"><text:s/></text:span><text:span text:style-name="T7_124">resolvido</text:span><text:span text:style-name="T7_125"><text:s/></text:span><text:span text:style-name="T7_126">de</text:span><text:span text:style-name="T7_127"><text:s/></text:span><text:span text:style-name="T7_128">forma</text:span><text:span text:style-name="T7_129"><text:s/></text:span><text:span text:style-name="T7_130">coerente</text:span><text:span text:style-name="T7_131"><text:s/></text:span><text:span text:style-name="T7_132">e</text:span><text:span text:style-name="T7_133"><text:s/></text:span><text:span text:style-name="T7_134">coesa</text:span><text:span text:style-name="T7_135">.</text:span></text:p>
      <text:p text:style-name="P8"><text:span text:style-name="T8_1">O</text:span><text:span text:style-name="T8_2"><text:s/></text:span><text:span text:style-name="T8_3">desenvolvimento</text:span><text:span text:style-name="T8_4"><text:s/></text:span><text:span text:style-name="T8_5">ágil</text:span><text:span text:style-name="T8_6"><text:s/></text:span><text:span text:style-name="T8_7">de</text:span><text:span text:style-name="T8_8"><text:s/></text:span><text:span text:style-name="T8_9">software</text:span><text:span text:style-name="T8_10"><text:s/></text:span><text:span text:style-name="T8_11">é</text:span><text:span text:style-name="T8_12"><text:s/></text:span><text:span text:style-name="T8_13">a</text:span><text:span text:style-name="T8_14"><text:s/></text:span><text:span text:style-name="T8_15">metodologia</text:span><text:span text:style-name="T8_16"><text:s/></text:span><text:span text:style-name="T8_17">de</text:span><text:span text:style-name="T8_18"><text:s/></text:span><text:span text:style-name="T8_19">desenvolvimento</text:span><text:span text:style-name="T8_20"><text:s/></text:span><text:span text:style-name="T8_21">a</text:span><text:span text:style-name="T8_22"><text:s/></text:span><text:span text:style-name="T8_23">ser</text:span><text:span text:style-name="T8_24"><text:s/></text:span><text:span text:style-name="T8_25">escolhida</text:span><text:span text:style-name="T8_26"><text:s/></text:span><text:span text:style-name="T8_27">nesse</text:span><text:span text:style-name="T8_28"><text:s/></text:span><text:span text:style-name="T8_29">caso</text:span><text:span text:style-name="T8_30">,<text:s/></text:span><text:span text:style-name="T8_31">o</text:span><text:span text:style-name="T8_32"><text:s/></text:span><text:span text:style-name="T8_33">desenvolvimento</text:span><text:span text:style-name="T8_34"><text:s/></text:span><text:span text:style-name="T8_35">ágil</text:span><text:span text:style-name="T8_36"><text:s/></text:span><text:span text:style-name="T8_37">segue</text:span><text:span text:style-name="T8_38"><text:s/></text:span><text:span text:style-name="T8_39">uma</text:span><text:span text:style-name="T8_40"><text:s/></text:span><text:span text:style-name="T8_41">serie</text:span><text:span text:style-name="T8_42"><text:s/></text:span><text:span text:style-name="T8_43">de</text:span><text:span text:style-name="T8_44"><text:s/></text:span><text:span text:style-name="T8_45">principios</text:span><text:span text:style-name="T8_46"><text:s/></text:span><text:span text:style-name="T8_47">declarados</text:span><text:span text:style-name="T8_48"><text:s/></text:span><text:span text:style-name="T8_49">em</text:span><text:span text:style-name="T8_50"><text:s/></text:span><text:span text:style-name="T8_51">uma</text:span><text:span text:style-name="T8_52"><text:s/></text:span><text:span text:style-name="T8_53">manifesto</text:span><text:span text:style-name="T8_54"><text:s/></text:span><text:span text:style-name="T8_55">que</text:span><text:span text:style-name="T8_56"><text:s/></text:span><text:span text:style-name="T8_57">se</text:span><text:span text:style-name="T8_58"><text:s/></text:span><text:span text:style-name="T8_59">segue</text:span><text:span text:style-name="T8_60">[</text:span><text:span text:style-name="T8_61"><text:note text:note-class="footnote"><text:note-citation/><text:note-body><text:p text:style-name="P9"><text:span text:style-name="T9_1"><text:s/></text:span><text:span text:style-name="T9_2"><text:a xlink:type="simple" xlink:href="http://agilemanifesto.org/"><text:span text:style-name="T9_3">http</text:span></text:a></text:span><text:span text:style-name="T9_4"><text:a xlink:type="simple" xlink:href="http://agilemanifesto.org/"><text:span text:style-name="T9_5">://</text:span></text:a></text:span><text:span text:style-name="T9_6"><text:a xlink:type="simple" xlink:href="http://agilemanifesto.org/"><text:span text:style-name="T9_7">agilemanifesto</text:span></text:a></text:span><text:span text:style-name="T9_8"><text:a xlink:type="simple" xlink:href="http://agilemanifesto.org/"><text:span text:style-name="T9_9">.</text:span></text:a></text:span><text:span text:style-name="T9_10"><text:a xlink:type="simple" xlink:href="http://agilemanifesto.org/"><text:span text:style-name="T9_11">org</text:span></text:a></text:span><text:span text:style-name="T9_12"><text:a xlink:type="simple" xlink:href="http://agilemanifesto.org/"><text:span text:style-name="T9_13">/</text:span></text:a></text:span></text:p></text:note-body></text:note></text:span><text:span text:style-name="T9_14">].</text:span></text:p>
      <text:list text:style-name="LS1" xml:id="list0">
        <text:list-item>
          <text:p text:style-name="P10"><text:span text:style-name="T10_1">Indivíduos</text:span><text:span text:style-name="T10_2"><text:s/></text:span><text:span text:style-name="T10_3">e</text:span><text:span text:style-name="T10_4"><text:s/></text:span><text:span text:style-name="T10_5">interação</text:span><text:span text:style-name="T10_6"><text:s/></text:span><text:span text:style-name="T10_7">entre</text:span><text:span text:style-name="T10_8"><text:s/></text:span><text:span text:style-name="T10_9">eles</text:span><text:span text:style-name="T10_10"><text:s/></text:span><text:span text:style-name="T10_11">mais</text:span><text:span text:style-name="T10_12"><text:s/></text:span><text:span text:style-name="T10_13">que</text:span><text:span text:style-name="T10_14"><text:s/></text:span><text:span text:style-name="T10_15">processos</text:span><text:span text:style-name="T10_16"><text:s/></text:span><text:span text:style-name="T10_17">e</text:span><text:span text:style-name="T10_18"><text:s/></text:span><text:span text:style-name="T10_19">ferramentas</text:span><text:span text:style-name="T10_20">;</text:span></text:p>
        </text:list-item>
        <text:list-item>
          <text:p text:style-name="P11"><text:span text:style-name="T11_1">Software</text:span><text:span text:style-name="T11_2"><text:s/></text:span><text:span text:style-name="T11_3">em</text:span><text:span text:style-name="T11_4"><text:s/></text:span><text:span text:style-name="T11_5">funcionamento</text:span><text:span text:style-name="T11_6"><text:s/></text:span><text:span text:style-name="T11_7">mais</text:span><text:span text:style-name="T11_8"><text:s/></text:span><text:span text:style-name="T11_9">que</text:span><text:span text:style-name="T11_10"><text:s/></text:span><text:span text:style-name="T11_11">documentação</text:span><text:span text:style-name="T11_12"><text:s/></text:span><text:span text:style-name="T11_13">abrangente</text:span><text:span text:style-name="T11_14">;</text:span></text:p>
        </text:list-item>
        <text:list-item>
          <text:p text:style-name="P12"><text:span text:style-name="T12_1">Colaboração</text:span><text:span text:style-name="T12_2"><text:s/></text:span><text:span text:style-name="T12_3">com</text:span><text:span text:style-name="T12_4"><text:s/></text:span><text:span text:style-name="T12_5">o</text:span><text:span text:style-name="T12_6"><text:s/></text:span><text:span text:style-name="T12_7">cliente</text:span><text:span text:style-name="T12_8"><text:s/></text:span><text:span text:style-name="T12_9">mais</text:span><text:span text:style-name="T12_10"><text:s/></text:span><text:span text:style-name="T12_11">que</text:span><text:span text:style-name="T12_12"><text:s/></text:span><text:span text:style-name="T12_13">negociação</text:span><text:span text:style-name="T12_14"><text:s/></text:span><text:span text:style-name="T12_15">de</text:span><text:span text:style-name="T12_16"><text:s/></text:span><text:span text:style-name="T12_17">contratos</text:span><text:span text:style-name="T12_18">;</text:span></text:p>
        </text:list-item>
        <text:list-item>
          <text:p text:style-name="P13"><text:span text:style-name="T13_1">Responder</text:span><text:span text:style-name="T13_2"><text:s/></text:span><text:span text:style-name="T13_3">a</text:span><text:span text:style-name="T13_4"><text:s/></text:span><text:span text:style-name="T13_5">mudanças</text:span><text:span text:style-name="T13_6"><text:s/></text:span><text:span text:style-name="T13_7">mais</text:span><text:span text:style-name="T13_8"><text:s/></text:span><text:span text:style-name="T13_9">que</text:span><text:span text:style-name="T13_10"><text:s/></text:span><text:span text:style-name="T13_11">seguir</text:span><text:span text:style-name="T13_12"><text:s/></text:span><text:span text:style-name="T13_13">um</text:span><text:span text:style-name="T13_14"><text:s/></text:span><text:span text:style-name="T13_15">plano</text:span><text:span text:style-name="T13_16">.</text:span></text:p>
        </text:list-item>
      </text:list>
      <text:p text:style-name="P14"><text:span text:style-name="T14_1">Desenvolver</text:span><text:span text:style-name="T14_2"><text:s/></text:span><text:span text:style-name="T14_3">software</text:span><text:span text:style-name="T14_4"><text:s/></text:span><text:span text:style-name="T14_5">pode</text:span><text:span text:style-name="T14_6"><text:s/></text:span><text:span text:style-name="T14_7">ser</text:span><text:span text:style-name="T14_8"><text:s/></text:span><text:span text:style-name="T14_9">comumente</text:span><text:span text:style-name="T14_10"><text:s/></text:span><text:span text:style-name="T14_11">comparado</text:span><text:span text:style-name="T14_12"><text:s/></text:span><text:span text:style-name="T14_13">com</text:span><text:span text:style-name="T14_14"><text:s/></text:span><text:span text:style-name="T14_15">a</text:span><text:span text:style-name="T14_16"><text:s/></text:span><text:span text:style-name="T14_17">confecção</text:span><text:span text:style-name="T14_18"><text:s/></text:span><text:span text:style-name="T14_19">de</text:span><text:span text:style-name="T14_20"><text:s/></text:span><text:span text:style-name="T14_21">um</text:span><text:span text:style-name="T14_22"><text:s/></text:span><text:span text:style-name="T14_23">trabalho</text:span><text:span text:style-name="T14_24"><text:s/></text:span><text:span text:style-name="T14_25">de</text:span><text:span text:style-name="T14_26"><text:s/></text:span><text:span text:style-name="T14_27">arte</text:span><text:span text:style-name="T14_28"><text:s/></text:span><text:span text:style-name="T14_29">pois</text:span><text:span text:style-name="T14_30"><text:s/></text:span><text:span text:style-name="T14_31">este</text:span><text:span text:style-name="T14_32"><text:s/></text:span><text:span text:style-name="T14_33">requer</text:span><text:span text:style-name="T14_34"><text:s/></text:span><text:span text:style-name="T14_35">criatividade</text:span><text:span text:style-name="T14_36"><text:s/></text:span><text:span text:style-name="T14_37">em</text:span><text:span text:style-name="T14_38"><text:s/></text:span><text:span text:style-name="T14_39">seu</text:span><text:span text:style-name="T14_40"><text:s/></text:span><text:span text:style-name="T14_41">projeto</text:span><text:span text:style-name="T14_42"><text:s/></text:span><text:span text:style-name="T14_43">e</text:span><text:span text:style-name="T14_44"><text:s/></text:span><text:span text:style-name="T14_45">grande</text:span><text:span text:style-name="T14_46"><text:s/></text:span><text:span text:style-name="T14_47">habilidade</text:span><text:span text:style-name="T14_48"><text:s/></text:span><text:span text:style-name="T14_49">para</text:span><text:span text:style-name="T14_50"><text:s/></text:span><text:span text:style-name="T14_51">atingir</text:span><text:span text:style-name="T14_52"><text:s/></text:span><text:span text:style-name="T14_53">a</text:span><text:span text:style-name="T14_54"><text:s/></text:span><text:span text:style-name="T14_55">sua</text:span><text:span text:style-name="T14_56"><text:s/></text:span><text:span text:style-name="T14_57">compleição</text:span><text:span text:style-name="T14_58">.<text:s/></text:span><text:span text:style-name="T14_59">O</text:span><text:span text:style-name="T14_60"><text:s/></text:span><text:span text:style-name="T14_61">software</text:span><text:span text:style-name="T14_62"><text:s/></text:span><text:span text:style-name="T14_63">é</text:span><text:span text:style-name="T14_64"><text:s/></text:span><text:span text:style-name="T14_65">frequentemente</text:span><text:span text:style-name="T14_66"><text:s/></text:span><text:span text:style-name="T14_67">maleavel</text:span><text:span text:style-name="T14_68"><text:s/></text:span><text:span text:style-name="T14_69">porem</text:span><text:span text:style-name="T14_70"><text:s/></text:span><text:span text:style-name="T14_71">incoerente</text:span><text:span text:style-name="T14_72"><text:s/></text:span><text:span text:style-name="T14_73">e</text:span><text:span text:style-name="T14_74"><text:s/></text:span><text:span text:style-name="T14_75">se</text:span><text:span text:style-name="T14_76"><text:s/></text:span><text:span text:style-name="T14_77">mantem</text:span><text:span text:style-name="T14_78"><text:s/></text:span><text:span text:style-name="T14_79">incompleto</text:span><text:span text:style-name="T14_80"><text:s/></text:span><text:span text:style-name="T14_81">permanentemente</text:span><text:span text:style-name="T14_82">.<text:s/></text:span><text:span text:style-name="T14_83">O</text:span><text:span text:style-name="T14_84"><text:s/></text:span><text:span text:style-name="T14_85">desenvolvimento</text:span><text:span text:style-name="T14_86"><text:s/></text:span><text:span text:style-name="T14_87">ágil</text:span><text:span text:style-name="T14_88"><text:s/></text:span><text:span text:style-name="T14_89">de</text:span><text:span text:style-name="T14_90"><text:s/></text:span><text:span text:style-name="T14_91">software</text:span><text:span text:style-name="T14_92"><text:s/></text:span><text:span text:style-name="T14_93">é</text:span><text:span text:style-name="T14_94"><text:s/></text:span><text:span text:style-name="T14_95">baseado</text:span><text:span text:style-name="T14_96"><text:s/></text:span><text:span text:style-name="T14_97">em</text:span><text:span text:style-name="T14_98"><text:s/></text:span><text:span text:style-name="T14_99">mudanças</text:span><text:span text:style-name="T14_100"><text:s/></text:span><text:span text:style-name="T14_101">fundamentais</text:span><text:span text:style-name="T14_102"><text:s/></text:span><text:span text:style-name="T14_103">no</text:span><text:span text:style-name="T14_104"><text:s/></text:span><text:span text:style-name="T14_105">processo</text:span><text:span text:style-name="T14_106"><text:s/></text:span><text:span text:style-name="T14_107">desenvolvimento</text:span><text:span text:style-name="T14_108"><text:s/></text:span><text:span text:style-name="T14_109">de</text:span><text:span text:style-name="T14_110"><text:s/></text:span><text:span text:style-name="T14_111">software</text:span><text:span text:style-name="T14_112"><text:s/></text:span><text:span text:style-name="T14_113">visionadas</text:span><text:span text:style-name="T14_114"><text:s/></text:span><text:span text:style-name="T14_115">a</text:span><text:span text:style-name="T14_116"><text:s/></text:span><text:span text:style-name="T14_117">muito</text:span><text:span text:style-name="T14_118">.</text:span></text:p>
      <text:p text:style-name="P15"><text:span text:style-name="T15_1">Desenvolvimento</text:span><text:span text:style-name="T15_2"><text:s/></text:span><text:span text:style-name="T15_3">ágil</text:span><text:span text:style-name="T15_4"><text:s/></text:span><text:span text:style-name="T15_5">significa</text:span><text:span text:style-name="T15_6"><text:s/></text:span><text:span text:style-name="T15_7">uma</text:span><text:span text:style-name="T15_8"><text:s/></text:span><text:span text:style-name="T15_9">mudança</text:span><text:span text:style-name="T15_10"><text:s/></text:span><text:span text:style-name="T15_11">fundamental</text:span><text:span text:style-name="T15_12"><text:s/></text:span><text:span text:style-name="T15_13">em</text:span><text:span text:style-name="T15_14"><text:s/></text:span><text:span text:style-name="T15_15">como</text:span><text:span text:style-name="T15_16"><text:s/></text:span><text:span text:style-name="T15_17">gerenciamos</text:span><text:span text:style-name="T15_18"><text:s/></text:span><text:span text:style-name="T15_19">nossos</text:span><text:span text:style-name="T15_20"><text:s/></text:span><text:span text:style-name="T15_21">projetos</text:span><text:span text:style-name="T15_22">.<text:s/></text:span><text:span text:style-name="T15_23">Pois</text:span><text:span text:style-name="T15_24"><text:s/></text:span><text:span text:style-name="T15_25">se</text:span><text:span text:style-name="T15_26"><text:s/></text:span><text:span text:style-name="T15_27">um</text:span><text:span text:style-name="T15_28"><text:s/></text:span><text:span text:style-name="T15_29">software</text:span><text:span text:style-name="T15_30"><text:s/></text:span><text:span text:style-name="T15_31">totalmente</text:span><text:span text:style-name="T15_32"><text:s/></text:span><text:span text:style-name="T15_33">funcional</text:span><text:span text:style-name="T15_34"><text:s/></text:span><text:span text:style-name="T15_35">é</text:span><text:span text:style-name="T15_36"><text:s/></text:span><text:span text:style-name="T15_37">o</text:span><text:span text:style-name="T15_38"><text:s/></text:span><text:span text:style-name="T15_39">relsultado</text:span><text:span text:style-name="T15_40"><text:s/></text:span><text:span text:style-name="T15_41">em</text:span><text:span text:style-name="T15_42"><text:s/></text:span><text:span text:style-name="T15_43">busca</text:span><text:span text:style-name="T15_44"><text:s/></text:span><text:span text:style-name="T15_45">de</text:span><text:span text:style-name="T15_46"><text:s/></text:span><text:span text:style-name="T15_47">qual</text:span><text:span text:style-name="T15_48"><text:s/></text:span><text:span text:style-name="T15_49">trabalhamos</text:span><text:span text:style-name="T15_50">,<text:s/></text:span><text:span text:style-name="T15_51">então</text:span><text:span text:style-name="T15_52"><text:s/></text:span><text:span text:style-name="T15_53">então</text:span><text:span text:style-name="T15_54"><text:s/></text:span><text:span text:style-name="T15_55">devemos</text:span><text:span text:style-name="T15_56"><text:s/></text:span><text:span text:style-name="T15_57">monitorar</text:span><text:span text:style-name="T15_58"><text:s/></text:span><text:span text:style-name="T15_59">nosso</text:span><text:span text:style-name="T15_60"><text:s/></text:span><text:span text:style-name="T15_61">progresso</text:span><text:span text:style-name="T15_62"><text:s/></text:span><text:span text:style-name="T15_63">baseado</text:span><text:span text:style-name="T15_64"><text:s/></text:span><text:span text:style-name="T15_65">em</text:span><text:span text:style-name="T15_66"><text:s/></text:span><text:span text:style-name="T15_67">que</text:span><text:span text:style-name="T15_68"><text:s/></text:span><text:span text:style-name="T15_69">temos</text:span><text:span text:style-name="T15_70"><text:s/></text:span><text:span text:style-name="T15_71">pronto</text:span><text:span text:style-name="T15_72"><text:s/></text:span><text:span text:style-name="T15_73">e</text:span><text:span text:style-name="T15_74"><text:s/></text:span><text:span text:style-name="T15_75">funcional</text:span><text:span text:style-name="T15_76"><text:s/></text:span><text:span text:style-name="T15_77">no</text:span><text:span text:style-name="T15_78"><text:s/></text:span><text:span text:style-name="T15_79">momento</text:span><text:span text:style-name="T15_80">.</text:span></text:p>
      <text:p text:style-name="P16"><text:span text:style-name="T16_1">No</text:span><text:span text:style-name="T16_2"><text:s/></text:span><text:span text:style-name="T16_3">desenvolvimento</text:span><text:span text:style-name="T16_4"><text:s/></text:span><text:span text:style-name="T16_5">de</text:span><text:span text:style-name="T16_6"><text:s/></text:span><text:span text:style-name="T16_7">software</text:span><text:span text:style-name="T16_8"><text:s/></text:span><text:span text:style-name="T16_9">ágil</text:span><text:span text:style-name="T16_10"><text:s/></text:span><text:span text:style-name="T16_11">nos</text:span><text:span text:style-name="T16_12"><text:s/></text:span><text:span text:style-name="T16_13">mudamos</text:span><text:span text:style-name="T16_14"><text:s/></text:span><text:span text:style-name="T16_15">nosso</text:span><text:span text:style-name="T16_16"><text:s/></text:span><text:span text:style-name="T16_17">processo</text:span><text:span text:style-name="T16_18"><text:s/></text:span><text:span text:style-name="T16_19">de</text:span><text:span text:style-name="T16_20"><text:s/></text:span><text:span text:style-name="T16_21">gerenciamento</text:span><text:span text:style-name="T16_22"><text:s/></text:span><text:span text:style-name="T16_23">do</text:span><text:span text:style-name="T16_24"><text:s/></text:span><text:span text:style-name="T16_25">projeto</text:span><text:span text:style-name="T16_26"><text:s/></text:span><text:span text:style-name="T16_27">para</text:span><text:span text:style-name="T16_28"><text:s/></text:span><text:span text:style-name="T16_29">um</text:span><text:span text:style-name="T16_30"><text:s/></text:span><text:span text:style-name="T16_31">no</text:span><text:span text:style-name="T16_32"><text:s/></text:span><text:span text:style-name="T16_33">qual</text:span><text:span text:style-name="T16_34"><text:s/></text:span><text:span text:style-name="T16_35">onde</text:span><text:span text:style-name="T16_36"><text:s/></text:span><text:span text:style-name="T16_37">obtemos</text:span><text:span text:style-name="T16_38"><text:s/></text:span><text:span text:style-name="T16_39">software</text:span><text:span text:style-name="T16_40"><text:s/></text:span><text:span text:style-name="T16_41">funcional</text:span><text:span text:style-name="T16_42"><text:s/></text:span><text:span text:style-name="T16_43">feito</text:span><text:span text:style-name="T16_44"><text:s/></text:span><text:span text:style-name="T16_45">um</text:span><text:span text:style-name="T16_46"><text:s/></text:span><text:span text:style-name="T16_47">pouco</text:span><text:span text:style-name="T16_48"><text:s/></text:span><text:span text:style-name="T16_49">de</text:span><text:span text:style-name="T16_50"><text:s/></text:span><text:span text:style-name="T16_51">cada</text:span><text:span text:style-name="T16_52"><text:s/></text:span><text:span text:style-name="T16_53">vez</text:span><text:span text:style-name="T16_54">.<text:tab/></text:span><text:span text:style-name="T16_55">Desenvolvimento</text:span><text:span text:style-name="T16_56"><text:s/></text:span><text:span text:style-name="T16_57">ágil</text:span><text:span text:style-name="T16_58"><text:s/></text:span><text:span text:style-name="T16_59">derruba</text:span><text:span text:style-name="T16_60"><text:s/></text:span><text:span text:style-name="T16_61">diversos</text:span><text:span text:style-name="T16_62"><text:s/></text:span><text:span text:style-name="T16_63">paradigmas</text:span><text:span text:style-name="T16_64"><text:s/></text:span><text:span text:style-name="T16_65">comparado</text:span><text:span text:style-name="T16_66"><text:s/></text:span><text:span text:style-name="T16_67">com</text:span><text:span text:style-name="T16_68"><text:s/></text:span><text:span text:style-name="T16_69">o</text:span><text:span text:style-name="T16_70"><text:s/></text:span><text:span text:style-name="T16_71">modo</text:span><text:span text:style-name="T16_72"><text:s/></text:span><text:span text:style-name="T16_73">de</text:span><text:span text:style-name="T16_74"><text:s/></text:span><text:span text:style-name="T16_75">desenvolvimento</text:span><text:span text:style-name="T16_76"><text:s/></text:span><text:span text:style-name="T16_77">que</text:span><text:span text:style-name="T16_78"><text:s/></text:span><text:span text:style-name="T16_79">era</text:span><text:span text:style-name="T16_80"><text:s/></text:span><text:span text:style-name="T16_81">utilizado</text:span><text:span text:style-name="T16_82"><text:s/></text:span><text:span text:style-name="T16_83">até</text:span><text:span text:style-name="T16_84"><text:s/></text:span><text:span text:style-name="T16_85">então</text:span><text:span text:style-name="T16_86">,<text:s/></text:span><text:span text:style-name="T16_87">seguindo</text:span><text:span text:style-name="T16_88"><text:s/></text:span><text:span text:style-name="T16_89">uma</text:span><text:span text:style-name="T16_90"><text:s/></text:span><text:span text:style-name="T16_91">serie</text:span><text:span text:style-name="T16_92"><text:s/></text:span><text:span text:style-name="T16_93">de</text:span><text:span text:style-name="T16_94"><text:s/></text:span><text:span text:style-name="T16_95">principios</text:span><text:span text:style-name="T16_96">.<text:s text:c="2"/></text:span></text:p>
      <text:p text:style-name="P17"><text:span text:style-name="T17_1">É</text:span><text:span text:style-name="T17_2"><text:s/></text:span><text:span text:style-name="T17_3">necessario</text:span><text:span text:style-name="T17_4"><text:s/></text:span><text:span text:style-name="T17_5">e</text:span><text:span text:style-name="T17_6"><text:s/></text:span><text:span text:style-name="T17_7">essencial</text:span><text:span text:style-name="T17_8"><text:s/></text:span><text:span text:style-name="T17_9">nos</text:span><text:span text:style-name="T17_10"><text:s/></text:span><text:span text:style-name="T17_11">dias</text:span><text:span text:style-name="T17_12"><text:s/></text:span><text:span text:style-name="T17_13">de</text:span><text:span text:style-name="T17_14"><text:s/></text:span><text:span text:style-name="T17_15">hoje</text:span><text:span text:style-name="T17_16"><text:s/></text:span><text:span text:style-name="T17_17">utilizar</text:span><text:span text:style-name="T17_18"><text:s/></text:span><text:span text:style-name="T17_19">o</text:span><text:span text:style-name="T17_20"><text:s/></text:span><text:span text:style-name="T17_21">desenvolvimento</text:span><text:span text:style-name="T17_22"><text:s/></text:span><text:span text:style-name="T17_23">ágil</text:span><text:span text:style-name="T17_24"><text:s/></text:span><text:span text:style-name="T17_25">de</text:span><text:span text:style-name="T17_26"><text:s/></text:span><text:span text:style-name="T17_27">software</text:span><text:span text:style-name="T17_28">,<text:s/></text:span><text:span text:style-name="T17_29">pois</text:span><text:span text:style-name="T17_30"><text:s/></text:span><text:span text:style-name="T17_31">este</text:span><text:span text:style-name="T17_32"><text:s/></text:span><text:span text:style-name="T17_33">traz</text:span><text:span text:style-name="T17_34"><text:s/></text:span><text:span text:style-name="T17_35">mudanças</text:span><text:span text:style-name="T17_36"><text:s/></text:span><text:span text:style-name="T17_37">na</text:span><text:span text:style-name="T17_38"><text:s/></text:span><text:span text:style-name="T17_39">forma</text:span><text:span text:style-name="T17_40"><text:s/></text:span><text:span text:style-name="T17_41">como</text:span><text:span text:style-name="T17_42"><text:s/></text:span><text:span text:style-name="T17_43">o</text:span><text:span text:style-name="T17_44"><text:s/></text:span><text:span text:style-name="T17_45">software</text:span><text:span text:style-name="T17_46"><text:s/></text:span><text:span text:style-name="T17_47">é</text:span><text:span text:style-name="T17_48"><text:s/></text:span><text:span text:style-name="T17_49">desenvolvido</text:span><text:span text:style-name="T17_50"><text:s/></text:span><text:span text:style-name="T17_51">mudando</text:span><text:span text:style-name="T17_52"><text:s/></text:span><text:span text:style-name="T17_53">paradigmas</text:span><text:span text:style-name="T17_54"><text:s/></text:span><text:span text:style-name="T17_55">do</text:span><text:span text:style-name="T17_56"><text:s/></text:span><text:span text:style-name="T17_57">processo</text:span><text:span text:style-name="T17_58"><text:s/></text:span><text:span text:style-name="T17_59">de</text:span><text:span text:style-name="T17_60"><text:s/></text:span><text:span text:style-name="T17_61">desolvimento</text:span><text:span text:style-name="T17_62"><text:s/></text:span><text:span text:style-name="T17_63">que</text:span><text:span text:style-name="T17_64"><text:s/></text:span><text:span text:style-name="T17_65">vem</text:span><text:span text:style-name="T17_66"><text:s/></text:span><text:span text:style-name="T17_67">nos</text:span><text:span text:style-name="T17_68"><text:s/></text:span><text:span text:style-name="T17_69">acompanhado</text:span><text:span text:style-name="T17_70"><text:s/></text:span><text:span text:style-name="T17_71">por</text:span><text:span text:style-name="T17_72"><text:s/></text:span><text:span text:style-name="T17_73">decadas</text:span><text:span text:style-name="T17_74">,<text:s/></text:span><text:span text:style-name="T17_75">onde</text:span><text:span text:style-name="T17_76"><text:s/></text:span><text:span text:style-name="T17_77">o</text:span><text:span text:style-name="T17_78"><text:s/></text:span><text:span text:style-name="T17_79">desenvolvimento</text:span><text:span text:style-name="T17_80"><text:s/></text:span><text:span text:style-name="T17_81">tradicional</text:span><text:span text:style-name="T17_82"><text:s/></text:span><text:span text:style-name="T17_83">tem</text:span><text:span text:style-name="T17_84"><text:s/></text:span><text:span text:style-name="T17_85">fases</text:span><text:span text:style-name="T17_86"><text:s/></text:span><text:span text:style-name="T17_87">e</text:span><text:span text:style-name="T17_88"><text:s/></text:span><text:span text:style-name="T17_89">e</text:span><text:span text:style-name="T17_90"><text:s/></text:span><text:span text:style-name="T17_91">checkpoints</text:span><text:span text:style-name="T17_92"><text:s/></text:span><text:span text:style-name="T17_93">bem</text:span><text:span text:style-name="T17_94"><text:s/></text:span><text:span text:style-name="T17_95">definidos</text:span><text:span text:style-name="T17_96"><text:s/></text:span><text:span text:style-name="T17_97">durante</text:span><text:span text:style-name="T17_98"><text:s/></text:span><text:span text:style-name="T17_99">seu</text:span><text:span text:style-name="T17_100"><text:s/></text:span><text:span text:style-name="T17_101">processo</text:span><text:span text:style-name="T17_102"><text:s/></text:span><text:span text:style-name="T17_103">de</text:span><text:span text:style-name="T17_104"><text:s/></text:span><text:span text:style-name="T17_105">desenvolvimento</text:span><text:span text:style-name="T17_106"><text:s/></text:span><text:span text:style-name="T17_107">onde</text:span><text:span text:style-name="T17_108"><text:s/></text:span><text:span text:style-name="T17_109">no</text:span><text:span text:style-name="T17_110"><text:s/></text:span><text:span text:style-name="T17_111">final</text:span><text:span text:style-name="T17_112"><text:s/></text:span><text:span text:style-name="T17_113">de</text:span><text:span text:style-name="T17_114"><text:s/></text:span><text:span text:style-name="T17_115">cada</text:span><text:span text:style-name="T17_116"><text:s/></text:span><text:span text:style-name="T17_117">algum</text:span><text:span text:style-name="T17_118"><text:s/></text:span><text:span text:style-name="T17_119">objetivo</text:span><text:span text:style-name="T17_120"><text:s/></text:span><text:span text:style-name="T17_121">é</text:span><text:span text:style-name="T17_122"><text:s/></text:span><text:span text:style-name="T17_123">cumprido</text:span><text:span text:style-name="T17_124"><text:s/></text:span><text:span text:style-name="T17_125">e</text:span><text:span text:style-name="T17_126"><text:s/></text:span><text:span text:style-name="T17_127">algo</text:span><text:span text:style-name="T17_128"><text:s/></text:span><text:span text:style-name="T17_129">é</text:span><text:span text:style-name="T17_130"><text:s/></text:span><text:span text:style-name="T17_131">entregue</text:span><text:span text:style-name="T17_132">.<text:s/></text:span></text:p>
      <text:p text:style-name="P18"><text:span text:style-name="T18_1">O</text:span><text:span text:style-name="T18_2"><text:s/></text:span><text:span text:style-name="T18_3">desenvolvimente</text:span><text:span text:style-name="T18_4"><text:s/></text:span><text:span text:style-name="T18_5">ágil</text:span><text:span text:style-name="T18_6"><text:s/></text:span><text:span text:style-name="T18_7">tem</text:span><text:span text:style-name="T18_8"><text:s/></text:span><text:span text:style-name="T18_9">iterações</text:span><text:span text:style-name="T18_10"><text:s/></text:span><text:span text:style-name="T18_11">ao</text:span><text:span text:style-name="T18_12"><text:s/></text:span><text:span text:style-name="T18_13">invés</text:span><text:span text:style-name="T18_14"><text:s/></text:span><text:span text:style-name="T18_15">de</text:span><text:span text:style-name="T18_16"><text:s/></text:span><text:span text:style-name="T18_17">fases</text:span><text:span text:style-name="T18_18"><text:s/></text:span><text:span text:style-name="T18_19">onde</text:span><text:span text:style-name="T18_20"><text:s/></text:span><text:span text:style-name="T18_21">final</text:span><text:span text:style-name="T18_22"><text:s/></text:span><text:span text:style-name="T18_23">de</text:span><text:span text:style-name="T18_24"><text:s/></text:span><text:span text:style-name="T18_25">cada</text:span><text:span text:style-name="T18_26"><text:s/></text:span><text:span text:style-name="T18_27">iteração</text:span><text:span text:style-name="T18_28"><text:s/></text:span><text:span text:style-name="T18_29">temos</text:span><text:span text:style-name="T18_30"><text:s/></text:span><text:span text:style-name="T18_31">codigo</text:span><text:span text:style-name="T18_32"><text:s/></text:span><text:span text:style-name="T18_33">funcional</text:span><text:span text:style-name="T18_34"><text:s/></text:span><text:span text:style-name="T18_35">que</text:span><text:span text:style-name="T18_36"><text:s/></text:span><text:span text:style-name="T18_37">pode</text:span><text:span text:style-name="T18_38"><text:s/></text:span><text:span text:style-name="T18_39">ser</text:span><text:span text:style-name="T18_40"><text:s/></text:span><text:span text:style-name="T18_41">usado</text:span><text:span text:style-name="T18_42"><text:s/></text:span><text:span text:style-name="T18_43">e</text:span><text:span text:style-name="T18_44"><text:s/></text:span><text:span text:style-name="T18_45">avaliado</text:span><text:span text:style-name="T18_46">,<text:s/></text:span><text:span text:style-name="T18_47">podendo</text:span><text:span text:style-name="T18_48"><text:s/></text:span><text:span text:style-name="T18_49">responder</text:span><text:span text:style-name="T18_50"><text:s/></text:span><text:span text:style-name="T18_51">aos</text:span><text:span text:style-name="T18_52"><text:s/></text:span><text:span text:style-name="T18_53">requisitos</text:span><text:span text:style-name="T18_54"><text:s/></text:span><text:span text:style-name="T18_55">do</text:span><text:span text:style-name="T18_56"><text:s/></text:span><text:span text:style-name="T18_57">usario</text:span><text:span text:style-name="T18_58"><text:s/></text:span><text:span text:style-name="T18_59">que</text:span><text:span text:style-name="T18_60"><text:s/></text:span><text:span text:style-name="T18_61">estão</text:span><text:span text:style-name="T18_62"><text:s/></text:span><text:span text:style-name="T18_63">sempre</text:span><text:span text:style-name="T18_64"><text:s/></text:span><text:span text:style-name="T18_65">mudando</text:span><text:span text:style-name="T18_66"><text:s/></text:span><text:span text:style-name="T18_67">e</text:span><text:span text:style-name="T18_68"><text:s/></text:span><text:span text:style-name="T18_69">evoluindo</text:span><text:span text:style-name="T18_70">.</text:span></text:p>
      <text:p text:style-name="P19"><text:span text:style-name="T19_1">Em</text:span><text:span text:style-name="T19_2"><text:s/></text:span><text:span text:style-name="T19_3">um</text:span><text:span text:style-name="T19_4"><text:s/></text:span><text:span text:style-name="T19_5">projeto</text:span><text:span text:style-name="T19_6"><text:s/></text:span><text:span text:style-name="T19_7">como</text:span><text:span text:style-name="T19_8"><text:s/></text:span><text:span text:style-name="T19_9">o</text:span><text:span text:style-name="T19_10"><text:s/></text:span><text:span text:style-name="T19_11">doando</text:span><text:span text:style-name="T19_12">.</text:span><text:span text:style-name="T19_13">se</text:span><text:span text:style-name="T19_14"><text:s/></text:span><text:span text:style-name="T19_15">a</text:span><text:span text:style-name="T19_16"><text:s/></text:span><text:span text:style-name="T19_17">capacidade</text:span><text:span text:style-name="T19_18"><text:s/></text:span><text:span text:style-name="T19_19">de</text:span><text:span text:style-name="T19_20"><text:s/></text:span><text:span text:style-name="T19_21">efetuar</text:span><text:span text:style-name="T19_22"><text:s/></text:span><text:span text:style-name="T19_23">mudanças</text:span><text:span text:style-name="T19_24"><text:s/></text:span><text:span text:style-name="T19_25">drasticas</text:span><text:span text:style-name="T19_26"><text:s/></text:span><text:span text:style-name="T19_27">e</text:span><text:span text:style-name="T19_28"><text:s/></text:span><text:span text:style-name="T19_29">a</text:span><text:span text:style-name="T19_30"><text:s/></text:span><text:span text:style-name="T19_31">flexibilidade</text:span><text:span text:style-name="T19_32"><text:s/></text:span><text:span text:style-name="T19_33">do</text:span><text:span text:style-name="T19_34"><text:s/></text:span><text:span text:style-name="T19_35">software</text:span><text:span text:style-name="T19_36"><text:s/></text:span><text:span text:style-name="T19_37">desenvolvido</text:span><text:span text:style-name="T19_38">,<text:s/></text:span><text:span text:style-name="T19_39">podendo</text:span><text:span text:style-name="T19_40"><text:s/></text:span><text:span text:style-name="T19_41">se</text:span><text:span text:style-name="T19_42"><text:s/></text:span><text:span text:style-name="T19_43">adaptar</text:span><text:span text:style-name="T19_44"><text:s/></text:span><text:span text:style-name="T19_45">a</text:span><text:span text:style-name="T19_46"><text:s/></text:span><text:span text:style-name="T19_47">especificações</text:span><text:span text:style-name="T19_48"><text:s/></text:span><text:span text:style-name="T19_49">em</text:span><text:span text:style-name="T19_50"><text:s/></text:span><text:span text:style-name="T19_51">que</text:span><text:span text:style-name="T19_52"><text:s/></text:span><text:span text:style-name="T19_53">ate</text:span><text:span text:style-name="T19_54"><text:s/></text:span><text:span text:style-name="T19_55">mesmo</text:span><text:span text:style-name="T19_56"><text:s/></text:span><text:span text:style-name="T19_57">os</text:span><text:span text:style-name="T19_58"><text:s/></text:span><text:span text:style-name="T19_59">usuarios</text:span><text:span text:style-name="T19_60"><text:s/></text:span><text:span text:style-name="T19_61">finais</text:span><text:span text:style-name="T19_62"><text:s/></text:span><text:span text:style-name="T19_63">deste</text:span><text:span text:style-name="T19_64"><text:s/></text:span><text:span text:style-name="T19_65">serviço</text:span><text:span text:style-name="T19_66"><text:s/></text:span><text:span text:style-name="T19_67">não</text:span><text:span text:style-name="T19_68"><text:s/></text:span><text:span text:style-name="T19_69">estão</text:span><text:span text:style-name="T19_70"><text:s/></text:span><text:span text:style-name="T19_71">certos</text:span><text:span text:style-name="T19_72"><text:s/></text:span><text:span text:style-name="T19_73">de</text:span><text:span text:style-name="T19_74"><text:s/></text:span><text:span text:style-name="T19_75">quais</text:span><text:span text:style-name="T19_76"><text:s/></text:span><text:span text:style-name="T19_77">serão</text:span><text:span text:style-name="T19_78"><text:s/></text:span><text:span text:style-name="T19_79">é</text:span><text:span text:style-name="T19_80"><text:s/></text:span><text:span text:style-name="T19_81">essencial</text:span><text:span text:style-name="T19_82">.</text:span></text:p>
      <text:p text:style-name="P20"><text:span text:style-name="T20_1">Para</text:span><text:span text:style-name="T20_2"><text:s/></text:span><text:span text:style-name="T20_3">o</text:span><text:span text:style-name="T20_4"><text:s/></text:span><text:span text:style-name="T20_5">seu</text:span><text:span text:style-name="T20_6"><text:s/></text:span><text:span text:style-name="T20_7">desenvolvimento</text:span><text:span text:style-name="T20_8"><text:s/></text:span><text:span text:style-name="T20_9">com</text:span><text:span text:style-name="T20_10"><text:s/></text:span><text:span text:style-name="T20_11">sucesso</text:span><text:span text:style-name="T20_12">,<text:s/></text:span><text:span text:style-name="T20_13">e</text:span><text:span text:style-name="T20_14"><text:s/></text:span><text:span text:style-name="T20_15">para</text:span><text:span text:style-name="T20_16"><text:s/></text:span><text:span text:style-name="T20_17">produzir</text:span><text:span text:style-name="T20_18"><text:s/></text:span><text:span text:style-name="T20_19">um</text:span><text:span text:style-name="T20_20"><text:s/></text:span><text:span text:style-name="T20_21">resultado</text:span><text:span text:style-name="T20_22"><text:s/></text:span><text:span text:style-name="T20_23">que</text:span><text:span text:style-name="T20_24"><text:s/></text:span><text:span text:style-name="T20_25">tenha</text:span><text:span text:style-name="T20_26"><text:s/></text:span><text:span text:style-name="T20_27">a</text:span><text:span text:style-name="T20_28"><text:s/></text:span><text:span text:style-name="T20_29">capacidade</text:span><text:span text:style-name="T20_30"><text:s/></text:span><text:span text:style-name="T20_31">de</text:span><text:span text:style-name="T20_32"><text:s/></text:span><text:span text:style-name="T20_33">tirar</text:span><text:span text:style-name="T20_34"><text:s/></text:span><text:span text:style-name="T20_35">parte</text:span><text:span text:style-name="T20_36"><text:s/></text:span><text:span text:style-name="T20_37">do</text:span><text:span text:style-name="T20_38"><text:s/></text:span><text:span text:style-name="T20_39">ineficiente</text:span><text:span text:style-name="T20_40"><text:s/></text:span><text:span text:style-name="T20_41">trabalho</text:span><text:span text:style-name="T20_42"><text:s/></text:span><text:span text:style-name="T20_43">bureocratico</text:span><text:span text:style-name="T20_44"><text:s/></text:span><text:span text:style-name="T20_45">existente</text:span><text:span text:style-name="T20_46"><text:s/></text:span><text:span text:style-name="T20_47">nessas</text:span><text:span text:style-name="T20_48"><text:s/></text:span><text:span text:style-name="T20_49">intituições</text:span><text:span text:style-name="T20_50"><text:s/></text:span><text:span text:style-name="T20_51">de</text:span><text:span text:style-name="T20_52"><text:s/></text:span><text:span text:style-name="T20_53">saúde</text:span><text:span text:style-name="T20_54">,<text:s/></text:span><text:span text:style-name="T20_55">porem</text:span><text:span text:style-name="T20_56"><text:s/></text:span><text:span text:style-name="T20_57">mantendo</text:span><text:span text:style-name="T20_58"><text:s/></text:span><text:span text:style-name="T20_59">a</text:span><text:span text:style-name="T20_60"><text:s/></text:span><text:span text:style-name="T20_61">capacidade</text:span><text:span text:style-name="T20_62"><text:s/></text:span><text:span text:style-name="T20_63">para</text:span><text:span text:style-name="T20_64"><text:s/></text:span><text:span text:style-name="T20_65">a</text:span><text:span text:style-name="T20_66"><text:s/></text:span><text:span text:style-name="T20_67">inclusão</text:span><text:span text:style-name="T20_68"><text:s/></text:span><text:span text:style-name="T20_69">facilitada</text:span><text:span text:style-name="T20_70"><text:s/></text:span><text:span text:style-name="T20_71">de</text:span><text:span text:style-name="T20_72"><text:s/></text:span><text:span text:style-name="T20_73">adiçoes</text:span><text:span text:style-name="T20_74"><text:s/></text:span><text:span text:style-name="T20_75">futuras</text:span><text:span text:style-name="T20_76">,<text:s/></text:span><text:span text:style-name="T20_77">torna</text:span><text:span text:style-name="T20_78"><text:s/></text:span><text:span text:style-name="T20_79">o</text:span><text:span text:style-name="T20_80"><text:s/></text:span><text:span text:style-name="T20_81">desejvolvimento</text:span><text:span text:style-name="T20_82"><text:s/></text:span><text:span text:style-name="T20_83">ágil</text:span><text:span text:style-name="T20_84"><text:s/></text:span><text:span text:style-name="T20_85">de</text:span><text:span text:style-name="T20_86"><text:s/></text:span><text:span text:style-name="T20_87">software</text:span><text:span text:style-name="T20_88"><text:s/></text:span><text:span text:style-name="T20_89">a</text:span><text:span text:style-name="T20_90"><text:s/></text:span><text:span text:style-name="T20_91">metodologia</text:span><text:span text:style-name="T20_92"><text:s/></text:span><text:span text:style-name="T20_93">a</text:span><text:span text:style-name="T20_94"><text:s/></text:span><text:span text:style-name="T20_95">ser</text:span><text:span text:style-name="T20_96"><text:s/></text:span><text:span text:style-name="T20_97">escolhida</text:span><text:span text:style-name="T20_98"><text:s/></text:span><text:span text:style-name="T20_99">nesse</text:span><text:span text:style-name="T20_100"><text:s/></text:span><text:span text:style-name="T20_101">tipo</text:span><text:span text:style-name="T20_102"><text:s/></text:span><text:span text:style-name="T20_103">de</text:span><text:span text:style-name="T20_104"><text:s/></text:span><text:span text:style-name="T20_105">projeto</text:span><text:span text:style-name="T20_106">,<text:s/></text:span><text:span text:style-name="T20_107">ou</text:span><text:span text:style-name="T20_108"><text:s/></text:span><text:span text:style-name="T20_109">em</text:span><text:span text:style-name="T20_110"><text:s/></text:span><text:span text:style-name="T20_111">qualquer</text:span><text:span text:style-name="T20_112"><text:s/></text:span><text:span text:style-name="T20_113">outro</text:span><text:span text:style-name="T20_114"><text:s/></text:span><text:span text:style-name="T20_115">onde</text:span><text:span text:style-name="T20_116"><text:s/></text:span><text:span text:style-name="T20_117">software</text:span><text:span text:style-name="T20_118"><text:s/></text:span><text:span text:style-name="T20_119">funcional</text:span><text:span text:style-name="T20_120"><text:s/></text:span><text:span text:style-name="T20_121">e</text:span><text:span text:style-name="T20_122"><text:s/></text:span><text:span text:style-name="T20_123">saltisfação</text:span><text:span text:style-name="T20_124"><text:s/></text:span><text:span text:style-name="T20_125">e</text:span><text:span text:style-name="T20_126"><text:s/></text:span><text:span text:style-name="T20_127">adequação</text:span><text:span text:style-name="T20_128"><text:s/></text:span><text:span text:style-name="T20_129">aos</text:span><text:span text:style-name="T20_130"><text:s/></text:span><text:span text:style-name="T20_131">requisitos</text:span><text:span text:style-name="T20_132"><text:s/></text:span><text:span text:style-name="T20_133">do</text:span><text:span text:style-name="T20_134"><text:s/></text:span><text:span text:style-name="T20_135">usuario</text:span><text:span text:style-name="T20_136"><text:s/></text:span><text:span text:style-name="T20_137">são</text:span><text:span text:style-name="T20_138"><text:s/></text:span><text:span text:style-name="T20_139">mais</text:span><text:span text:style-name="T20_140"><text:s/></text:span><text:span text:style-name="T20_141">importantes</text:span><text:span text:style-name="T20_142"><text:s/></text:span><text:span text:style-name="T20_143">do</text:span><text:span text:style-name="T20_144"><text:s/></text:span><text:span text:style-name="T20_145">que</text:span><text:span text:style-name="T20_146"><text:s/></text:span><text:span text:style-name="T20_147">a</text:span><text:span text:style-name="T20_148"><text:s/></text:span><text:span text:style-name="T20_149">extensiva</text:span><text:span text:style-name="T20_150"><text:s/></text:span><text:span text:style-name="T20_151">documentaação</text:span><text:span text:style-name="T20_152"><text:s/></text:span><text:span text:style-name="T20_153">de</text:span><text:span text:style-name="T20_154"><text:s/></text:span><text:span text:style-name="T20_155">um</text:span><text:span text:style-name="T20_156"><text:s/></text:span><text:span text:style-name="T20_157">software</text:span><text:span text:style-name="T20_158"><text:s/></text:span><text:span text:style-name="T20_159">imutavel</text:span><text:span text:style-name="T20_160"><text:s/></text:span><text:span text:style-name="T20_161">e</text:span><text:span text:style-name="T20_162"><text:s/></text:span><text:span text:style-name="T20_163">insatisfatorio</text:span><text:span text:style-name="T20_164">.</text:span></text:p>
      <text:p text:style-name="P21"/>
      <text:p text:style-name="P22"/>
      <text:p text:style-name="P23"><text:span text:style-name="T23_1">Introdução</text:span><text:span text:style-name="T23_2">:<text:s/></text:span><text:span text:style-name="T23_3">Fale</text:span><text:span text:style-name="T23_4"><text:s/></text:span><text:span text:style-name="T23_5">sobre</text:span><text:span text:style-name="T23_6"><text:s/></text:span><text:span text:style-name="T23_7">a</text:span><text:span text:style-name="T23_8"><text:s/></text:span><text:span text:style-name="T23_9">necessidade</text:span><text:span text:style-name="T23_10"><text:s/></text:span><text:span text:style-name="T23_11">de</text:span><text:span text:style-name="T23_12"><text:s/></text:span><text:span text:style-name="T23_13">desenvolver</text:span><text:span text:style-name="T23_14"><text:s/></text:span><text:span text:style-name="T23_15">com</text:span><text:span text:style-name="T23_16"><text:s/></text:span><text:span text:style-name="T23_17">rapidez</text:span></text:p>
      <text:p text:style-name="P24"><text:span text:style-name="T24_1">Objetivo</text:span><text:span text:style-name="T24_2">:<text:s/></text:span><text:span text:style-name="T24_3">Não</text:span><text:span text:style-name="T24_4"><text:s/></text:span><text:span text:style-name="T24_5">é</text:span><text:span text:style-name="T24_6"><text:s/></text:span><text:span text:style-name="T24_7">só</text:span><text:span text:style-name="T24_8"><text:s/></text:span><text:span text:style-name="T24_9">isso</text:span><text:span text:style-name="T24_10">,<text:s/></text:span><text:span text:style-name="T24_11">a</text:span><text:span text:style-name="T24_12"><text:s/></text:span><text:span text:style-name="T24_13">ideia</text:span><text:span text:style-name="T24_14"><text:s/></text:span><text:span text:style-name="T24_15">central</text:span><text:span text:style-name="T24_16"><text:s/></text:span><text:span text:style-name="T24_17">é</text:span><text:span text:style-name="T24_18"><text:s/></text:span><text:span text:style-name="T24_19">o</text:span><text:span text:style-name="T24_20"><text:s/></text:span><text:span text:style-name="T24_21">desenvolvimento</text:span><text:span text:style-name="T24_22"><text:s/></text:span><text:span text:style-name="T24_23">ágil</text:span><text:span text:style-name="T24_24">.</text:span></text:p>
      <text:p text:style-name="P25"><text:span text:style-name="T25_1">Justificativa</text:span><text:span text:style-name="T25_2">:<text:s/></text:span><text:span text:style-name="T25_3">E</text:span><text:span text:style-name="T25_4"><text:s/></text:span><text:span text:style-name="T25_5">o</text:span><text:span text:style-name="T25_6"><text:s/></text:span><text:span text:style-name="T25_7">desenvolvimento</text:span><text:span text:style-name="T25_8"><text:s/></text:span><text:span text:style-name="T25_9">ágil</text:span><text:span text:style-name="T25_10">?</text:span></text:p>
      <text:p text:style-name="P26"><text:span text:style-name="T26_1">Fundamentação</text:span><text:span text:style-name="T26_2"><text:s/></text:span><text:span text:style-name="T26_3">teórica</text:span><text:span text:style-name="T26_4">:<text:s/></text:span><text:span text:style-name="T26_5">Não</text:span><text:span text:style-name="T26_6"><text:s/></text:span><text:span text:style-name="T26_7">falou</text:span><text:span text:style-name="T26_8"><text:s/></text:span><text:span text:style-name="T26_9">sobre</text:span><text:span text:style-name="T26_10"><text:s/></text:span><text:span text:style-name="T26_11">os</text:span><text:span text:style-name="T26_12"><text:s/></text:span><text:span text:style-name="T26_13">métodos</text:span><text:span text:style-name="T26_14"><text:s/></text:span><text:span text:style-name="T26_15">ágeis</text:span></text:p>
      <text:p text:style-name="P27"><text:span text:style-name="T27_1">Justifique</text:span><text:span text:style-name="T27_2"><text:s/></text:span><text:span text:style-name="T27_3">o</text:span><text:span text:style-name="T27_4"><text:s/></text:span><text:span text:style-name="T27_5">porquê</text:span><text:span text:style-name="T27_6"><text:s/></text:span><text:span text:style-name="T27_7">da</text:span><text:span text:style-name="T27_8"><text:s/></text:span><text:span text:style-name="T27_9">escolha</text:span><text:span text:style-name="T27_10"><text:s/></text:span><text:span text:style-name="T27_11">do</text:span><text:span text:style-name="T27_12"><text:s/></text:span><text:span text:style-name="T27_13">Ruby</text:span><text:span text:style-name="T27_14"><text:s/></text:span><text:span text:style-name="T27_15">para</text:span><text:span text:style-name="T27_16"><text:s/></text:span><text:span text:style-name="T27_17">abordar</text:span><text:span text:style-name="T27_18"><text:s/></text:span><text:span text:style-name="T27_19">o</text:span><text:span text:style-name="T27_20"><text:s/></text:span><text:span text:style-name="T27_21">tema</text:span><text:span text:style-name="T27_22"><text:s/></text:span><text:span text:style-name="T27_23">de</text:span><text:span text:style-name="T27_24"><text:s/></text:span><text:span text:style-name="T27_25">desenvolvimento</text:span><text:span text:style-name="T27_26"><text:s/></text:span><text:span text:style-name="T27_27">ágil</text:span><text:span text:style-name="T27_28">.</text:span></text:p>
      <text:p text:style-name="P28"><text:span text:style-name="T28_1">Estudo</text:span><text:span text:style-name="T28_2"><text:s/></text:span><text:span text:style-name="T28_3">de</text:span><text:span text:style-name="T28_4"><text:s/></text:span><text:span text:style-name="T28_5">caso</text:span><text:span text:style-name="T28_6">:<text:s/></text:span><text:span text:style-name="T28_7">Coloque</text:span><text:span text:style-name="T28_8"><text:s/></text:span><text:span text:style-name="T28_9">aqui</text:span><text:span text:style-name="T28_10"><text:s/></text:span><text:span text:style-name="T28_11">o</text:span><text:span text:style-name="T28_12"><text:s/></text:span><text:span text:style-name="T28_13">objetivo</text:span><text:span text:style-name="T28_14"><text:s/></text:span><text:span text:style-name="T28_15">da</text:span><text:span text:style-name="T28_16"><text:s/></text:span><text:span text:style-name="T28_17">aplicação</text:span><text:span text:style-name="T28_18">.</text:span></text:p>
      <text:p text:style-name="P29"><text:span text:style-name="T29_1">Descrição</text:span><text:span text:style-name="T29_2"><text:s/></text:span><text:span text:style-name="T29_3">do</text:span><text:span text:style-name="T29_4"><text:s/></text:span><text:span text:style-name="T29_5">sistema</text:span><text:span text:style-name="T29_6">:<text:s/></text:span><text:span text:style-name="T29_7">O</text:span><text:span text:style-name="T29_8"><text:s/></text:span><text:span text:style-name="T29_9">que</text:span><text:span text:style-name="T29_10"><text:s/></text:span><text:span text:style-name="T29_11">eu</text:span><text:span text:style-name="T29_12"><text:s/></text:span><text:span text:style-name="T29_13">consigo</text:span><text:span text:style-name="T29_14"><text:s/></text:span><text:span text:style-name="T29_15">fazer</text:span><text:span text:style-name="T29_16">?<text:s/></text:span><text:span text:style-name="T29_17">colocar</text:span><text:span text:style-name="T29_18"><text:s/></text:span><text:span text:style-name="T29_19">as</text:span><text:span text:style-name="T29_20"><text:s/></text:span><text:span text:style-name="T29_21">figuras</text:span><text:span text:style-name="T29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3cm" fo:padding-bottom="0cm" fo:margin-bottom="2cm" fo:padding-left="0cm" fo:margin-left="3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